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998.7pt" svg:y="478.86pt">
            <loext:p draw:notify-on-update-of-ranges="Sheet1.O21:Sheet1.O35 Sheet1.P21:Sheet1.P35 Sheet1.Q21:Sheet1.Q35 Sheet1.R21:Sheet1.R35 Sheet1.S21:Sheet1.S35 Sheet1.T21:Sheet1.T35 Sheet1.U21:Sheet1.U35 Sheet1.V21:Sheet1.V35 Sheet1.W21:Sheet1.W35 Sheet1.X21:Sheet1.X35 Sheet1.Y21:Sheet1.Y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8pt" svg:height="255.15pt" svg:x="207.81pt" svg:y="333.64pt">
            <loext:p draw:notify-on-update-of-ranges="Sheet1.B15:Sheet1.B23 Sheet1.C15:Sheet1.C23 Sheet1.D15:Sheet1.D23 Sheet1.E15:Sheet1.E23 Sheet1.F15:Sheet1.F23 Sheet1.G15:Sheet1.G23 Sheet1.H15:Sheet1.H23 Sheet1.I15:Sheet1.I23 Sheet1.J15:Sheet1.J23 Sheet1.K15:Sheet1.K23 Sheet1.L15:Sheet1.L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83pt" svg:height="255.15pt" svg:x="1797.82pt" svg:y="297.81pt">
            <loext:p draw:notify-on-update-of-ranges="Sheet1.AA3:Sheet1.AA17 Sheet1.AB3:Sheet1.AB17 Sheet1.AC3:Sheet1.AC17 Sheet1.AD3:Sheet1.AD17 Sheet1.AE3:Sheet1.AE17 Sheet1.AF3:Sheet1.AF17 Sheet1.AG3:Sheet1.AG17 Sheet1.AH3:Sheet1.AH17 Sheet1.AI3:Sheet1.AI17 Sheet1.AJ3:Sheet1.AJ17 Sheet1.AK3:Sheet1.AK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1"/>
          <table:table-cell table:number-columns-repeated="35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.2" calcext:value-type="float">
            <text:p>1.2</text:p>
          </table:table-cell>
          <table:table-cell table:style-name="ce2" office:value-type="float" office:value="6021224" calcext:value-type="float">
            <text:p>6021224</text:p>
          </table:table-cell>
          <table:table-cell office:value-type="float" office:value="9687540" calcext:value-type="float">
            <text:p>9687540</text:p>
          </table:table-cell>
          <table:table-cell office:value-type="float" office:value="5093395" calcext:value-type="float">
            <text:p>5093395</text:p>
          </table:table-cell>
          <table:table-cell office:value-type="float" office:value="4233538" calcext:value-type="float">
            <text:p>4233538</text:p>
          </table:table-cell>
          <table:table-cell office:value-type="float" office:value="9318812" calcext:value-type="float">
            <text:p>9318812</text:p>
          </table:table-cell>
          <table:table-cell office:value-type="float" office:value="4492050" calcext:value-type="float">
            <text:p>4492050</text:p>
          </table:table-cell>
          <table:table-cell office:value-type="float" office:value="5609080" calcext:value-type="float">
            <text:p>5609080</text:p>
          </table:table-cell>
          <table:table-cell office:value-type="float" office:value="8475951" calcext:value-type="float">
            <text:p>8475951</text:p>
          </table:table-cell>
          <table:table-cell office:value-type="float" office:value="5024689" calcext:value-type="float">
            <text:p>5024689</text:p>
          </table:table-cell>
          <table:table-cell office:value-type="float" office:value="15427203" calcext:value-type="float">
            <text:p>1542720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961.25" calcext:value-type="float">
            <text:p>961.25</text:p>
          </table:table-cell>
          <table:table-cell office:value-type="float" office:value="1023.265" calcext:value-type="float">
            <text:p>1023.265</text:p>
          </table:table-cell>
          <table:table-cell office:value-type="float" office:value="893.075" calcext:value-type="float">
            <text:p>893.075</text:p>
          </table:table-cell>
          <table:table-cell office:value-type="float" office:value="889.205" calcext:value-type="float">
            <text:p>889.205</text:p>
          </table:table-cell>
          <table:table-cell office:value-type="float" office:value="926.445" calcext:value-type="float">
            <text:p>926.445</text:p>
          </table:table-cell>
          <table:table-cell office:value-type="float" office:value="885.76" calcext:value-type="float">
            <text:p>885.76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913.245" calcext:value-type="float">
            <text:p>913.245</text:p>
          </table:table-cell>
          <table:table-cell office:value-type="float" office:value="1061.09" calcext:value-type="float">
            <text:p>1061.09</text:p>
          </table:table-cell>
          <table:table-cell office:value-type="float" office:value="817.96" calcext:value-type="float">
            <text:p>817.96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6215652" calcext:value-type="float">
            <text:p>6215652</text:p>
          </table:table-cell>
          <table:table-cell table:style-name="ce2" office:value-type="float" office:value="5710822" calcext:value-type="float">
            <text:p>5710822</text:p>
          </table:table-cell>
          <table:table-cell table:style-name="ce2" office:value-type="float" office:value="5416937" calcext:value-type="float">
            <text:p>5416937</text:p>
          </table:table-cell>
          <table:table-cell table:style-name="ce2" office:value-type="float" office:value="4759913" calcext:value-type="float">
            <text:p>4759913</text:p>
          </table:table-cell>
          <table:table-cell table:style-name="ce2" office:value-type="float" office:value="7837465" calcext:value-type="float">
            <text:p>7837465</text:p>
          </table:table-cell>
          <table:table-cell table:style-name="ce2" office:value-type="float" office:value="3888836" calcext:value-type="float">
            <text:p>3888836</text:p>
          </table:table-cell>
          <table:table-cell table:style-name="ce2" office:value-type="float" office:value="5757106" calcext:value-type="float">
            <text:p>5757106</text:p>
          </table:table-cell>
          <table:table-cell table:style-name="ce2" office:value-type="float" office:value="6804007" calcext:value-type="float">
            <text:p>6804007</text:p>
          </table:table-cell>
          <table:table-cell table:style-name="ce2" office:value-type="float" office:value="4079158" calcext:value-type="float">
            <text:p>4079158</text:p>
          </table:table-cell>
          <table:table-cell table:style-name="ce2" office:value-type="float" office:value="8234175" calcext:value-type="float">
            <text:p>8234175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style-name="ce2" office:value-type="float" office:value="9964466" calcext:value-type="float">
            <text:p>9964466</text:p>
          </table:table-cell>
          <table:table-cell office:value-type="float" office:value="14916735" calcext:value-type="float">
            <text:p>14916735</text:p>
          </table:table-cell>
          <table:table-cell office:value-type="float" office:value="11721835" calcext:value-type="float">
            <text:p>11721835</text:p>
          </table:table-cell>
          <table:table-cell office:value-type="float" office:value="5458946" calcext:value-type="float">
            <text:p>5458946</text:p>
          </table:table-cell>
          <table:table-cell office:value-type="float" office:value="10233601" calcext:value-type="float">
            <text:p>10233601</text:p>
          </table:table-cell>
          <table:table-cell office:value-type="float" office:value="13164276" calcext:value-type="float">
            <text:p>13164276</text:p>
          </table:table-cell>
          <table:table-cell office:value-type="float" office:value="9875219" calcext:value-type="float">
            <text:p>9875219</text:p>
          </table:table-cell>
          <table:table-cell office:value-type="float" office:value="9571492" calcext:value-type="float">
            <text:p>9571492</text:p>
          </table:table-cell>
          <table:table-cell office:value-type="float" office:value="13036534" calcext:value-type="float">
            <text:p>13036534</text:p>
          </table:table-cell>
          <table:table-cell office:value-type="float" office:value="14149631" calcext:value-type="float">
            <text:p>1414963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61.54" calcext:value-type="float">
            <text:p>961.54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897.805" calcext:value-type="float">
            <text:p>897.805</text:p>
          </table:table-cell>
          <table:table-cell office:value-type="float" office:value="862.795" calcext:value-type="float">
            <text:p>862.795</text:p>
          </table:table-cell>
          <table:table-cell office:value-type="float" office:value="892.385" calcext:value-type="float">
            <text:p>892.385</text:p>
          </table:table-cell>
          <table:table-cell office:value-type="float" office:value="870.325" calcext:value-type="float">
            <text:p>870.325</text:p>
          </table:table-cell>
          <table:table-cell office:value-type="float" office:value="1149.785" calcext:value-type="float">
            <text:p>1149.785</text:p>
          </table:table-cell>
          <table:table-cell office:value-type="float" office:value="892.355" calcext:value-type="float">
            <text:p>892.355</text:p>
          </table:table-cell>
          <table:table-cell office:value-type="float" office:value="1046.13" calcext:value-type="float">
            <text:p>1046.13</text:p>
          </table:table-cell>
          <table:table-cell office:value-type="float" office:value="803.855" calcext:value-type="float">
            <text:p>803.85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24335779" calcext:value-type="float">
            <text:p>24335779</text:p>
          </table:table-cell>
          <table:table-cell table:style-name="ce2" office:value-type="float" office:value="25246392" calcext:value-type="float">
            <text:p>25246392</text:p>
          </table:table-cell>
          <table:table-cell table:style-name="ce2" office:value-type="float" office:value="20813038" calcext:value-type="float">
            <text:p>20813038</text:p>
          </table:table-cell>
          <table:table-cell table:style-name="ce2" office:value-type="float" office:value="27335980" calcext:value-type="float">
            <text:p>27335980</text:p>
          </table:table-cell>
          <table:table-cell table:style-name="ce2" office:value-type="float" office:value="17389680" calcext:value-type="float">
            <text:p>17389680</text:p>
          </table:table-cell>
          <table:table-cell table:style-name="ce2" office:value-type="float" office:value="19732689" calcext:value-type="float">
            <text:p>19732689</text:p>
          </table:table-cell>
          <table:table-cell table:style-name="ce2" office:value-type="float" office:value="28885356" calcext:value-type="float">
            <text:p>28885356</text:p>
          </table:table-cell>
          <table:table-cell table:style-name="ce2" office:value-type="float" office:value="26736902" calcext:value-type="float">
            <text:p>26736902</text:p>
          </table:table-cell>
          <table:table-cell table:style-name="ce2" office:value-type="float" office:value="27791697" calcext:value-type="float">
            <text:p>27791697</text:p>
          </table:table-cell>
          <table:table-cell table:style-name="ce2" office:value-type="float" office:value="16870382" calcext:value-type="float">
            <text:p>1687038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style-name="ce2" office:value-type="float" office:value="12283906" calcext:value-type="float">
            <text:p>12283906</text:p>
          </table:table-cell>
          <table:table-cell office:value-type="float" office:value="18306573" calcext:value-type="float">
            <text:p>18306573</text:p>
          </table:table-cell>
          <table:table-cell office:value-type="float" office:value="11173591" calcext:value-type="float">
            <text:p>11173591</text:p>
          </table:table-cell>
          <table:table-cell office:value-type="float" office:value="9975134" calcext:value-type="float">
            <text:p>9975134</text:p>
          </table:table-cell>
          <table:table-cell office:value-type="float" office:value="5408155" calcext:value-type="float">
            <text:p>5408155</text:p>
          </table:table-cell>
          <table:table-cell office:value-type="float" office:value="18995887" calcext:value-type="float">
            <text:p>18995887</text:p>
          </table:table-cell>
          <table:table-cell office:value-type="float" office:value="19814703" calcext:value-type="float">
            <text:p>19814703</text:p>
          </table:table-cell>
          <table:table-cell office:value-type="float" office:value="15920064" calcext:value-type="float">
            <text:p>15920064</text:p>
          </table:table-cell>
          <table:table-cell office:value-type="float" office:value="13248423" calcext:value-type="float">
            <text:p>13248423</text:p>
          </table:table-cell>
          <table:table-cell office:value-type="float" office:value="26275933" calcext:value-type="float">
            <text:p>2627593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957.69" calcext:value-type="float">
            <text:p>957.69</text:p>
          </table:table-cell>
          <table:table-cell office:value-type="float" office:value="982.255" calcext:value-type="float">
            <text:p>982.255</text:p>
          </table:table-cell>
          <table:table-cell office:value-type="float" office:value="883.065" calcext:value-type="float">
            <text:p>883.065</text:p>
          </table:table-cell>
          <table:table-cell office:value-type="float" office:value="831.425" calcext:value-type="float">
            <text:p>831.425</text:p>
          </table:table-cell>
          <table:table-cell office:value-type="float" office:value="865.685" calcext:value-type="float">
            <text:p>865.685</text:p>
          </table:table-cell>
          <table:table-cell office:value-type="float" office:value="861.63" calcext:value-type="float">
            <text:p>861.63</text:p>
          </table:table-cell>
          <table:table-cell office:value-type="float" office:value="1091.62" calcext:value-type="float">
            <text:p>1091.62</text:p>
          </table:table-cell>
          <table:table-cell office:value-type="float" office:value="892.81" calcext:value-type="float">
            <text:p>892.81</text:p>
          </table:table-cell>
          <table:table-cell office:value-type="float" office:value="1004.965" calcext:value-type="float">
            <text:p>1004.965</text:p>
          </table:table-cell>
          <table:table-cell office:value-type="float" office:value="809.645" calcext:value-type="float">
            <text:p>809.64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71184985" calcext:value-type="float">
            <text:p>71184985</text:p>
          </table:table-cell>
          <table:table-cell table:style-name="ce2" office:value-type="float" office:value="67950306" calcext:value-type="float">
            <text:p>67950306</text:p>
          </table:table-cell>
          <table:table-cell table:style-name="ce2" office:value-type="float" office:value="67645022" calcext:value-type="float">
            <text:p>67645022</text:p>
          </table:table-cell>
          <table:table-cell table:style-name="ce2" office:value-type="float" office:value="66300733" calcext:value-type="float">
            <text:p>66300733</text:p>
          </table:table-cell>
          <table:table-cell table:style-name="ce2" office:value-type="float" office:value="61766444" calcext:value-type="float">
            <text:p>61766444</text:p>
          </table:table-cell>
          <table:table-cell table:style-name="ce2" office:value-type="float" office:value="49383863" calcext:value-type="float">
            <text:p>49383863</text:p>
          </table:table-cell>
          <table:table-cell table:style-name="ce2" office:value-type="float" office:value="45821344" calcext:value-type="float">
            <text:p>45821344</text:p>
          </table:table-cell>
          <table:table-cell table:style-name="ce2" office:value-type="float" office:value="76158570" calcext:value-type="float">
            <text:p>76158570</text:p>
          </table:table-cell>
          <table:table-cell table:style-name="ce2" office:value-type="float" office:value="67604332" calcext:value-type="float">
            <text:p>67604332</text:p>
          </table:table-cell>
          <table:table-cell table:style-name="ce2" office:value-type="float" office:value="42977790" calcext:value-type="float">
            <text:p>4297779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style-name="ce2" office:value-type="float" office:value="15385697" calcext:value-type="float">
            <text:p>15385697</text:p>
          </table:table-cell>
          <table:table-cell office:value-type="float" office:value="28887826" calcext:value-type="float">
            <text:p>28887826</text:p>
          </table:table-cell>
          <table:table-cell office:value-type="float" office:value="16672698" calcext:value-type="float">
            <text:p>16672698</text:p>
          </table:table-cell>
          <table:table-cell office:value-type="float" office:value="9696512" calcext:value-type="float">
            <text:p>9696512</text:p>
          </table:table-cell>
          <table:table-cell office:value-type="float" office:value="15351478" calcext:value-type="float">
            <text:p>15351478</text:p>
          </table:table-cell>
          <table:table-cell office:value-type="float" office:value="19744149" calcext:value-type="float">
            <text:p>19744149</text:p>
          </table:table-cell>
          <table:table-cell office:value-type="float" office:value="23898626" calcext:value-type="float">
            <text:p>23898626</text:p>
          </table:table-cell>
          <table:table-cell office:value-type="float" office:value="24971361" calcext:value-type="float">
            <text:p>24971361</text:p>
          </table:table-cell>
          <table:table-cell office:value-type="float" office:value="20043122" calcext:value-type="float">
            <text:p>20043122</text:p>
          </table:table-cell>
          <table:table-cell office:value-type="float" office:value="24883118" calcext:value-type="float">
            <text:p>2488311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965.57" calcext:value-type="float">
            <text:p>965.57</text:p>
          </table:table-cell>
          <table:table-cell office:value-type="float" office:value="964.985" calcext:value-type="float">
            <text:p>964.985</text:p>
          </table:table-cell>
          <table:table-cell office:value-type="float" office:value="885.555" calcext:value-type="float">
            <text:p>885.555</text:p>
          </table:table-cell>
          <table:table-cell office:value-type="float" office:value="831.3" calcext:value-type="float">
            <text:p>831.3</text:p>
          </table:table-cell>
          <table:table-cell office:value-type="float" office:value="871.73" calcext:value-type="float">
            <text:p>871.73</text:p>
          </table:table-cell>
          <table:table-cell office:value-type="float" office:value="854.81" calcext:value-type="float">
            <text:p>854.81</text:p>
          </table:table-cell>
          <table:table-cell office:value-type="float" office:value="1086.135" calcext:value-type="float">
            <text:p>1086.135</text:p>
          </table:table-cell>
          <table:table-cell office:value-type="float" office:value="898.52" calcext:value-type="float">
            <text:p>898.52</text:p>
          </table:table-cell>
          <table:table-cell office:value-type="float" office:value="1000.315" calcext:value-type="float">
            <text:p>1000.315</text:p>
          </table:table-cell>
          <table:table-cell office:value-type="float" office:value="809.645" calcext:value-type="float">
            <text:p>809.64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140102743" calcext:value-type="float">
            <text:p>140102743</text:p>
          </table:table-cell>
          <table:table-cell table:style-name="ce2" office:value-type="float" office:value="129152832" calcext:value-type="float">
            <text:p>129152832</text:p>
          </table:table-cell>
          <table:table-cell table:style-name="ce2" office:value-type="float" office:value="125749948" calcext:value-type="float">
            <text:p>125749948</text:p>
          </table:table-cell>
          <table:table-cell table:style-name="ce2" office:value-type="float" office:value="127640784" calcext:value-type="float">
            <text:p>127640784</text:p>
          </table:table-cell>
          <table:table-cell table:style-name="ce2" office:value-type="float" office:value="112068495" calcext:value-type="float">
            <text:p>112068495</text:p>
          </table:table-cell>
          <table:table-cell table:style-name="ce2" office:value-type="float" office:value="141203646" calcext:value-type="float">
            <text:p>141203646</text:p>
          </table:table-cell>
          <table:table-cell table:style-name="ce2" office:value-type="float" office:value="144258814" calcext:value-type="float">
            <text:p>144258814</text:p>
          </table:table-cell>
          <table:table-cell table:style-name="ce2" office:value-type="float" office:value="108672730" calcext:value-type="float">
            <text:p>108672730</text:p>
          </table:table-cell>
          <table:table-cell table:style-name="ce2" office:value-type="float" office:value="156512112" calcext:value-type="float">
            <text:p>156512112</text:p>
          </table:table-cell>
          <table:table-cell table:style-name="ce2" office:value-type="float" office:value="109204012" calcext:value-type="float">
            <text:p>1092040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2962011" calcext:value-type="float">
            <text:p>22962011</text:p>
          </table:table-cell>
          <table:table-cell office:value-type="float" office:value="29919064" calcext:value-type="float">
            <text:p>29919064</text:p>
          </table:table-cell>
          <table:table-cell office:value-type="float" office:value="21931885" calcext:value-type="float">
            <text:p>21931885</text:p>
          </table:table-cell>
          <table:table-cell office:value-type="float" office:value="21969846" calcext:value-type="float">
            <text:p>21969846</text:p>
          </table:table-cell>
          <table:table-cell office:value-type="float" office:value="13746148" calcext:value-type="float">
            <text:p>13746148</text:p>
          </table:table-cell>
          <table:table-cell office:value-type="float" office:value="22316637" calcext:value-type="float">
            <text:p>22316637</text:p>
          </table:table-cell>
          <table:table-cell office:value-type="float" office:value="32591584" calcext:value-type="float">
            <text:p>32591584</text:p>
          </table:table-cell>
          <table:table-cell office:value-type="float" office:value="18145741" calcext:value-type="float">
            <text:p>18145741</text:p>
          </table:table-cell>
          <table:table-cell office:value-type="float" office:value="23229631" calcext:value-type="float">
            <text:p>23229631</text:p>
          </table:table-cell>
          <table:table-cell office:value-type="float" office:value="38363779" calcext:value-type="float">
            <text:p>383637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7.97" calcext:value-type="float">
            <text:p>947.97</text:p>
          </table:table-cell>
          <table:table-cell office:value-type="float" office:value="964.985" calcext:value-type="float">
            <text:p>964.985</text:p>
          </table:table-cell>
          <table:table-cell office:value-type="float" office:value="874.88" calcext:value-type="float">
            <text:p>874.88</text:p>
          </table:table-cell>
          <table:table-cell office:value-type="float" office:value="819.46" calcext:value-type="float">
            <text:p>819.46</text:p>
          </table:table-cell>
          <table:table-cell office:value-type="float" office:value="859.055" calcext:value-type="float">
            <text:p>859.055</text:p>
          </table:table-cell>
          <table:table-cell office:value-type="float" office:value="827.69" calcext:value-type="float">
            <text:p>827.69</text:p>
          </table:table-cell>
          <table:table-cell office:value-type="float" office:value="1086.41" calcext:value-type="float">
            <text:p>1086.41</text:p>
          </table:table-cell>
          <table:table-cell office:value-type="float" office:value="868.675" calcext:value-type="float">
            <text:p>868.675</text:p>
          </table:table-cell>
          <table:table-cell office:value-type="float" office:value="984.145" calcext:value-type="float">
            <text:p>984.145</text:p>
          </table:table-cell>
          <table:table-cell office:value-type="float" office:value="805.385" calcext:value-type="float">
            <text:p>805.38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452339280" calcext:value-type="float">
            <text:p>452339280</text:p>
          </table:table-cell>
          <table:table-cell table:style-name="ce2" office:value-type="float" office:value="298797669" calcext:value-type="float">
            <text:p>298797669</text:p>
          </table:table-cell>
          <table:table-cell table:style-name="ce2" office:value-type="float" office:value="230404340" calcext:value-type="float">
            <text:p>230404340</text:p>
          </table:table-cell>
          <table:table-cell table:style-name="ce2" office:value-type="float" office:value="217383698" calcext:value-type="float">
            <text:p>217383698</text:p>
          </table:table-cell>
          <table:table-cell table:style-name="ce2" office:value-type="float" office:value="258735394" calcext:value-type="float">
            <text:p>258735394</text:p>
          </table:table-cell>
          <table:table-cell table:style-name="ce2" office:value-type="float" office:value="194986005" calcext:value-type="float">
            <text:p>194986005</text:p>
          </table:table-cell>
          <table:table-cell table:style-name="ce2" office:value-type="float" office:value="290960747" calcext:value-type="float">
            <text:p>290960747</text:p>
          </table:table-cell>
          <table:table-cell table:style-name="ce2" office:value-type="float" office:value="258783821" calcext:value-type="float">
            <text:p>258783821</text:p>
          </table:table-cell>
          <table:table-cell table:style-name="ce2" office:value-type="float" office:value="323825672" calcext:value-type="float">
            <text:p>323825672</text:p>
          </table:table-cell>
          <table:table-cell table:style-name="ce2" office:value-type="float" office:value="310578404" calcext:value-type="float">
            <text:p>310578404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style-name="ce2" office:value-type="float" office:value="24270666" calcext:value-type="float">
            <text:p>24270666</text:p>
          </table:table-cell>
          <table:table-cell office:value-type="float" office:value="26037861" calcext:value-type="float">
            <text:p>26037861</text:p>
          </table:table-cell>
          <table:table-cell office:value-type="float" office:value="30990891" calcext:value-type="float">
            <text:p>30990891</text:p>
          </table:table-cell>
          <table:table-cell office:value-type="float" office:value="19667089" calcext:value-type="float">
            <text:p>19667089</text:p>
          </table:table-cell>
          <table:table-cell office:value-type="float" office:value="29820309" calcext:value-type="float">
            <text:p>29820309</text:p>
          </table:table-cell>
          <table:table-cell office:value-type="float" office:value="19374463" calcext:value-type="float">
            <text:p>19374463</text:p>
          </table:table-cell>
          <table:table-cell office:value-type="float" office:value="30900620" calcext:value-type="float">
            <text:p>30900620</text:p>
          </table:table-cell>
          <table:table-cell office:value-type="float" office:value="27446257" calcext:value-type="float">
            <text:p>27446257</text:p>
          </table:table-cell>
          <table:table-cell office:value-type="float" office:value="28579949" calcext:value-type="float">
            <text:p>28579949</text:p>
          </table:table-cell>
          <table:table-cell office:value-type="float" office:value="37466593" calcext:value-type="float">
            <text:p>3746659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908.015" calcext:value-type="float">
            <text:p>908.015</text:p>
          </table:table-cell>
          <table:table-cell office:value-type="float" office:value="952.825000000001" calcext:value-type="float">
            <text:p>952.825</text:p>
          </table:table-cell>
          <table:table-cell office:value-type="float" office:value="875.635" calcext:value-type="float">
            <text:p>875.635</text:p>
          </table:table-cell>
          <table:table-cell office:value-type="float" office:value="812.735" calcext:value-type="float">
            <text:p>812.735</text:p>
          </table:table-cell>
          <table:table-cell office:value-type="float" office:value="873.839999999999" calcext:value-type="float">
            <text:p>873.84</text:p>
          </table:table-cell>
          <table:table-cell office:value-type="float" office:value="833.11" calcext:value-type="float">
            <text:p>833.11</text:p>
          </table:table-cell>
          <table:table-cell office:value-type="float" office:value="1063.785" calcext:value-type="float">
            <text:p>1063.785</text:p>
          </table:table-cell>
          <table:table-cell office:value-type="float" office:value="854.055" calcext:value-type="float">
            <text:p>854.055</text:p>
          </table:table-cell>
          <table:table-cell office:value-type="float" office:value="971.28" calcext:value-type="float">
            <text:p>971.28</text:p>
          </table:table-cell>
          <table:table-cell office:value-type="float" office:value="805.385" calcext:value-type="float">
            <text:p>805.38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493721209" calcext:value-type="float">
            <text:p>493721209</text:p>
          </table:table-cell>
          <table:table-cell table:style-name="ce2" office:value-type="float" office:value="485227245" calcext:value-type="float">
            <text:p>485227245</text:p>
          </table:table-cell>
          <table:table-cell table:style-name="ce2" office:value-type="float" office:value="527891702" calcext:value-type="float">
            <text:p>527891702</text:p>
          </table:table-cell>
          <table:table-cell table:style-name="ce2" office:value-type="float" office:value="428372792" calcext:value-type="float">
            <text:p>428372792</text:p>
          </table:table-cell>
          <table:table-cell table:style-name="ce2" office:value-type="float" office:value="453907584" calcext:value-type="float">
            <text:p>453907584</text:p>
          </table:table-cell>
          <table:table-cell table:style-name="ce2" office:value-type="float" office:value="333059657" calcext:value-type="float">
            <text:p>333059657</text:p>
          </table:table-cell>
          <table:table-cell table:style-name="ce2" office:value-type="float" office:value="342733354" calcext:value-type="float">
            <text:p>342733354</text:p>
          </table:table-cell>
          <table:table-cell table:style-name="ce2" office:value-type="float" office:value="344737326" calcext:value-type="float">
            <text:p>344737326</text:p>
          </table:table-cell>
          <table:table-cell table:style-name="ce2" office:value-type="float" office:value="472949435" calcext:value-type="float">
            <text:p>472949435</text:p>
          </table:table-cell>
          <table:table-cell table:style-name="ce2" office:value-type="float" office:value="360277178" calcext:value-type="float">
            <text:p>360277178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style-name="ce2" office:value-type="float" office:value="24659080" calcext:value-type="float">
            <text:p>24659080</text:p>
          </table:table-cell>
          <table:table-cell office:value-type="float" office:value="32481043" calcext:value-type="float">
            <text:p>32481043</text:p>
          </table:table-cell>
          <table:table-cell office:value-type="float" office:value="35576323" calcext:value-type="float">
            <text:p>35576323</text:p>
          </table:table-cell>
          <table:table-cell office:value-type="float" office:value="31552867" calcext:value-type="float">
            <text:p>31552867</text:p>
          </table:table-cell>
          <table:table-cell office:value-type="float" office:value="34936440" calcext:value-type="float">
            <text:p>34936440</text:p>
          </table:table-cell>
          <table:table-cell office:value-type="float" office:value="23545200" calcext:value-type="float">
            <text:p>23545200</text:p>
          </table:table-cell>
          <table:table-cell office:value-type="float" office:value="37482829" calcext:value-type="float">
            <text:p>37482829</text:p>
          </table:table-cell>
          <table:table-cell office:value-type="float" office:value="26614743" calcext:value-type="float">
            <text:p>26614743</text:p>
          </table:table-cell>
          <table:table-cell office:value-type="float" office:value="46213956" calcext:value-type="float">
            <text:p>46213956</text:p>
          </table:table-cell>
          <table:table-cell office:value-type="float" office:value="45308790" calcext:value-type="float">
            <text:p>453087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917.65" calcext:value-type="float">
            <text:p>917.65</text:p>
          </table:table-cell>
          <table:table-cell office:value-type="float" office:value="923.655" calcext:value-type="float">
            <text:p>923.655</text:p>
          </table:table-cell>
          <table:table-cell office:value-type="float" office:value="864.65" calcext:value-type="float">
            <text:p>864.65</text:p>
          </table:table-cell>
          <table:table-cell office:value-type="float" office:value="813.825" calcext:value-type="float">
            <text:p>813.825</text:p>
          </table:table-cell>
          <table:table-cell office:value-type="float" office:value="867.37" calcext:value-type="float">
            <text:p>867.37</text:p>
          </table:table-cell>
          <table:table-cell office:value-type="float" office:value="825.885" calcext:value-type="float">
            <text:p>825.885</text:p>
          </table:table-cell>
          <table:table-cell office:value-type="float" office:value="1059.065" calcext:value-type="float">
            <text:p>1059.065</text:p>
          </table:table-cell>
          <table:table-cell office:value-type="float" office:value="854.215" calcext:value-type="float">
            <text:p>854.215</text:p>
          </table:table-cell>
          <table:table-cell office:value-type="float" office:value="986.875" calcext:value-type="float">
            <text:p>986.875</text:p>
          </table:table-cell>
          <table:table-cell office:value-type="float" office:value="806.209999999999" calcext:value-type="float">
            <text:p>806.21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832490582" calcext:value-type="float">
            <text:p>832490582</text:p>
          </table:table-cell>
          <table:table-cell table:style-name="ce2" office:value-type="float" office:value="681698311" calcext:value-type="float">
            <text:p>681698311</text:p>
          </table:table-cell>
          <table:table-cell table:style-name="ce2" office:value-type="float" office:value="980307442" calcext:value-type="float">
            <text:p>980307442</text:p>
          </table:table-cell>
          <table:table-cell table:style-name="ce2" office:value-type="float" office:value="962942051" calcext:value-type="float">
            <text:p>962942051</text:p>
          </table:table-cell>
          <table:table-cell table:style-name="ce2" office:value-type="float" office:value="940828611" calcext:value-type="float">
            <text:p>940828611</text:p>
          </table:table-cell>
          <table:table-cell table:style-name="ce2" office:value-type="float" office:value="441747324" calcext:value-type="float">
            <text:p>441747324</text:p>
          </table:table-cell>
          <table:table-cell table:style-name="ce2" office:value-type="float" office:value="586441853" calcext:value-type="float">
            <text:p>586441853</text:p>
          </table:table-cell>
          <table:table-cell table:style-name="ce2" office:value-type="float" office:value="580103943" calcext:value-type="float">
            <text:p>580103943</text:p>
          </table:table-cell>
          <table:table-cell table:style-name="ce2" office:value-type="float" office:value="792766527" calcext:value-type="float">
            <text:p>792766527</text:p>
          </table:table-cell>
          <table:table-cell table:style-name="ce2" office:value-type="float" office:value="564687835" calcext:value-type="float">
            <text:p>56468783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style-name="ce2" office:value-type="float" office:value="33993064" calcext:value-type="float">
            <text:p>33993064</text:p>
          </table:table-cell>
          <table:table-cell office:value-type="float" office:value="57542272" calcext:value-type="float">
            <text:p>57542272</text:p>
          </table:table-cell>
          <table:table-cell office:value-type="float" office:value="22843442" calcext:value-type="float">
            <text:p>22843442</text:p>
          </table:table-cell>
          <table:table-cell office:value-type="float" office:value="34929976" calcext:value-type="float">
            <text:p>34929976</text:p>
          </table:table-cell>
          <table:table-cell office:value-type="float" office:value="37090837" calcext:value-type="float">
            <text:p>37090837</text:p>
          </table:table-cell>
          <table:table-cell office:value-type="float" office:value="33103467" calcext:value-type="float">
            <text:p>33103467</text:p>
          </table:table-cell>
          <table:table-cell office:value-type="float" office:value="42161735" calcext:value-type="float">
            <text:p>42161735</text:p>
          </table:table-cell>
          <table:table-cell office:value-type="float" office:value="32202403" calcext:value-type="float">
            <text:p>32202403</text:p>
          </table:table-cell>
          <table:table-cell office:value-type="float" office:value="46124452" calcext:value-type="float">
            <text:p>46124452</text:p>
          </table:table-cell>
          <table:table-cell office:value-type="float" office:value="64792920" calcext:value-type="float">
            <text:p>6479292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919.28" calcext:value-type="float">
            <text:p>919.28</text:p>
          </table:table-cell>
          <table:table-cell office:value-type="float" office:value="906.985000000001" calcext:value-type="float">
            <text:p>906.985</text:p>
          </table:table-cell>
          <table:table-cell office:value-type="float" office:value="861.27" calcext:value-type="float">
            <text:p>861.27</text:p>
          </table:table-cell>
          <table:table-cell office:value-type="float" office:value="796.805" calcext:value-type="float">
            <text:p>796.805</text:p>
          </table:table-cell>
          <table:table-cell office:value-type="float" office:value="872.325" calcext:value-type="float">
            <text:p>872.325</text:p>
          </table:table-cell>
          <table:table-cell office:value-type="float" office:value="820.905" calcext:value-type="float">
            <text:p>820.905</text:p>
          </table:table-cell>
          <table:table-cell office:value-type="float" office:value="1018.77" calcext:value-type="float">
            <text:p>1018.77</text:p>
          </table:table-cell>
          <table:table-cell office:value-type="float" office:value="845.95" calcext:value-type="float">
            <text:p>845.95</text:p>
          </table:table-cell>
          <table:table-cell office:value-type="float" office:value="960.11" calcext:value-type="float">
            <text:p>960.11</text:p>
          </table:table-cell>
          <table:table-cell office:value-type="float" office:value="791.285" calcext:value-type="float">
            <text:p>791.285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1167826960" calcext:value-type="float">
            <text:p>1167826960</text:p>
          </table:table-cell>
          <table:table-cell table:style-name="ce2" office:value-type="float" office:value="1195692746" calcext:value-type="float">
            <text:p>1195692746</text:p>
          </table:table-cell>
          <table:table-cell table:style-name="ce2" office:value-type="float" office:value="1484161937" calcext:value-type="float">
            <text:p>1484161937</text:p>
          </table:table-cell>
          <table:table-cell table:style-name="ce2" office:value-type="float" office:value="1097597044" calcext:value-type="float">
            <text:p>1097597044</text:p>
          </table:table-cell>
          <table:table-cell table:style-name="ce2" office:value-type="float" office:value="992325619" calcext:value-type="float">
            <text:p>992325619</text:p>
          </table:table-cell>
          <table:table-cell table:style-name="ce2" office:value-type="float" office:value="1299802878" calcext:value-type="float">
            <text:p>1299802878</text:p>
          </table:table-cell>
          <table:table-cell table:style-name="ce2" office:value-type="float" office:value="1209622739" calcext:value-type="float">
            <text:p>1209622739</text:p>
          </table:table-cell>
          <table:table-cell table:style-name="ce2" office:value-type="float" office:value="852852385" calcext:value-type="float">
            <text:p>852852385</text:p>
          </table:table-cell>
          <table:table-cell table:style-name="ce2" office:value-type="float" office:value="1183415069" calcext:value-type="float">
            <text:p>1183415069</text:p>
          </table:table-cell>
          <table:table-cell table:style-name="ce2" office:value-type="float" office:value="1061751001" calcext:value-type="float">
            <text:p>106175100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2" office:value-type="float" office:value="44882139" calcext:value-type="float">
            <text:p>44882139</text:p>
          </table:table-cell>
          <table:table-cell office:value-type="float" office:value="58941580" calcext:value-type="float">
            <text:p>58941580</text:p>
          </table:table-cell>
          <table:table-cell office:value-type="float" office:value="42642092" calcext:value-type="float">
            <text:p>42642092</text:p>
          </table:table-cell>
          <table:table-cell office:value-type="float" office:value="38802918" calcext:value-type="float">
            <text:p>38802918</text:p>
          </table:table-cell>
          <table:table-cell office:value-type="float" office:value="41193486" calcext:value-type="float">
            <text:p>41193486</text:p>
          </table:table-cell>
          <table:table-cell office:value-type="float" office:value="38929746" calcext:value-type="float">
            <text:p>38929746</text:p>
          </table:table-cell>
          <table:table-cell office:value-type="float" office:value="40733262" calcext:value-type="float">
            <text:p>40733262</text:p>
          </table:table-cell>
          <table:table-cell office:value-type="float" office:value="42396931" calcext:value-type="float">
            <text:p>42396931</text:p>
          </table:table-cell>
          <table:table-cell office:value-type="float" office:value="54619713" calcext:value-type="float">
            <text:p>54619713</text:p>
          </table:table-cell>
          <table:table-cell office:value-type="float" office:value="46967846" calcext:value-type="float">
            <text:p>469678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920.19" calcext:value-type="float">
            <text:p>920.19</text:p>
          </table:table-cell>
          <table:table-cell office:value-type="float" office:value="903.645" calcext:value-type="float">
            <text:p>903.645</text:p>
          </table:table-cell>
          <table:table-cell office:value-type="float" office:value="855.315000000001" calcext:value-type="float">
            <text:p>855.315</text:p>
          </table:table-cell>
          <table:table-cell office:value-type="float" office:value="799.99" calcext:value-type="float">
            <text:p>799.99</text:p>
          </table:table-cell>
          <table:table-cell office:value-type="float" office:value="852.160000000001" calcext:value-type="float">
            <text:p>852.16</text:p>
          </table:table-cell>
          <table:table-cell office:value-type="float" office:value="802.244999999999" calcext:value-type="float">
            <text:p>802.245</text:p>
          </table:table-cell>
          <table:table-cell office:value-type="float" office:value="1015.19" calcext:value-type="float">
            <text:p>1015.19</text:p>
          </table:table-cell>
          <table:table-cell office:value-type="float" office:value="856.135" calcext:value-type="float">
            <text:p>856.135</text:p>
          </table:table-cell>
          <table:table-cell office:value-type="float" office:value="956.174999999999" calcext:value-type="float">
            <text:p>956.175</text:p>
          </table:table-cell>
          <table:table-cell office:value-type="float" office:value="786.82" calcext:value-type="float">
            <text:p>786.82</text:p>
          </table:table-cell>
        </table:table-row>
        <table:table-row table:style-name="ro1">
          <table:table-cell table:number-columns-repeated="2"/>
          <table:table-cell table:style-name="ce2" office:value-type="float" office:value="1567689578" calcext:value-type="float">
            <text:p>1567689578</text:p>
          </table:table-cell>
          <table:table-cell table:style-name="ce2" office:value-type="float" office:value="2197390996" calcext:value-type="float">
            <text:p>2197390996</text:p>
          </table:table-cell>
          <table:table-cell table:style-name="ce2" office:value-type="float" office:value="2058584973" calcext:value-type="float">
            <text:p>2058584973</text:p>
          </table:table-cell>
          <table:table-cell table:style-name="ce2" office:value-type="float" office:value="1746744890" calcext:value-type="float">
            <text:p>1746744890</text:p>
          </table:table-cell>
          <table:table-cell table:style-name="ce2" office:value-type="float" office:value="1301805734" calcext:value-type="float">
            <text:p>1301805734</text:p>
          </table:table-cell>
          <table:table-cell table:style-name="ce2" office:value-type="float" office:value="1345592640" calcext:value-type="float">
            <text:p>1345592640</text:p>
          </table:table-cell>
          <table:table-cell table:style-name="ce2" office:value-type="float" office:value="1725422843" calcext:value-type="float">
            <text:p>1725422843</text:p>
          </table:table-cell>
          <table:table-cell table:style-name="ce2" office:value-type="float" office:value="1537696918" calcext:value-type="float">
            <text:p>1537696918</text:p>
          </table:table-cell>
          <table:table-cell table:style-name="ce2" office:value-type="float" office:value="1679109892" calcext:value-type="float">
            <text:p>1679109892</text:p>
          </table:table-cell>
          <table:table-cell table:style-name="ce2" office:value-type="float" office:value="1965919257" calcext:value-type="float">
            <text:p>19659192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57300229" calcext:value-type="float">
            <text:p>57300229</text:p>
          </table:table-cell>
          <table:table-cell office:value-type="float" office:value="52208726" calcext:value-type="float">
            <text:p>52208726</text:p>
          </table:table-cell>
          <table:table-cell office:value-type="float" office:value="46492398" calcext:value-type="float">
            <text:p>46492398</text:p>
          </table:table-cell>
          <table:table-cell office:value-type="float" office:value="46398957" calcext:value-type="float">
            <text:p>46398957</text:p>
          </table:table-cell>
          <table:table-cell office:value-type="float" office:value="54435744" calcext:value-type="float">
            <text:p>54435744</text:p>
          </table:table-cell>
          <table:table-cell office:value-type="float" office:value="60669560" calcext:value-type="float">
            <text:p>60669560</text:p>
          </table:table-cell>
          <table:table-cell office:value-type="float" office:value="62406155" calcext:value-type="float">
            <text:p>62406155</text:p>
          </table:table-cell>
          <table:table-cell office:value-type="float" office:value="62474111" calcext:value-type="float">
            <text:p>62474111</text:p>
          </table:table-cell>
          <table:table-cell office:value-type="float" office:value="57974096" calcext:value-type="float">
            <text:p>57974096</text:p>
          </table:table-cell>
          <table:table-cell office:value-type="float" office:value="66004287" calcext:value-type="float">
            <text:p>660042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8.890000000001" calcext:value-type="float">
            <text:p>898.89</text:p>
          </table:table-cell>
          <table:table-cell office:value-type="float" office:value="898.155" calcext:value-type="float">
            <text:p>898.155</text:p>
          </table:table-cell>
          <table:table-cell office:value-type="float" office:value="855.500000000001" calcext:value-type="float">
            <text:p>855.5</text:p>
          </table:table-cell>
          <table:table-cell office:value-type="float" office:value="806.955" calcext:value-type="float">
            <text:p>806.955</text:p>
          </table:table-cell>
          <table:table-cell office:value-type="float" office:value="855.190000000001" calcext:value-type="float">
            <text:p>855.19</text:p>
          </table:table-cell>
          <table:table-cell office:value-type="float" office:value="805.3" calcext:value-type="float">
            <text:p>805.3</text:p>
          </table:table-cell>
          <table:table-cell office:value-type="float" office:value="1024.94" calcext:value-type="float">
            <text:p>1024.94</text:p>
          </table:table-cell>
          <table:table-cell office:value-type="float" office:value="836.605" calcext:value-type="float">
            <text:p>836.605</text:p>
          </table:table-cell>
          <table:table-cell office:value-type="float" office:value="961.03" calcext:value-type="float">
            <text:p>961.03</text:p>
          </table:table-cell>
          <table:table-cell office:value-type="float" office:value="788.92" calcext:value-type="float">
            <text:p>788.92</text:p>
          </table:table-cell>
        </table:table-row>
        <table:table-row table:style-name="ro1">
          <table:table-cell table:number-columns-repeated="14"/>
          <table:table-cell office:value-type="float" office:value="3.2" calcext:value-type="float">
            <text:p>3.2</text:p>
          </table:table-cell>
          <table:table-cell table:style-name="ce2" office:value-type="float" office:value="54847142" calcext:value-type="float">
            <text:p>54847142</text:p>
          </table:table-cell>
          <table:table-cell office:value-type="float" office:value="64577640" calcext:value-type="float">
            <text:p>64577640</text:p>
          </table:table-cell>
          <table:table-cell office:value-type="float" office:value="55833827" calcext:value-type="float">
            <text:p>55833827</text:p>
          </table:table-cell>
          <table:table-cell office:value-type="float" office:value="35890858" calcext:value-type="float">
            <text:p>35890858</text:p>
          </table:table-cell>
          <table:table-cell office:value-type="float" office:value="58935281" calcext:value-type="float">
            <text:p>58935281</text:p>
          </table:table-cell>
          <table:table-cell office:value-type="float" office:value="48367479" calcext:value-type="float">
            <text:p>48367479</text:p>
          </table:table-cell>
          <table:table-cell office:value-type="float" office:value="75553306" calcext:value-type="float">
            <text:p>75553306</text:p>
          </table:table-cell>
          <table:table-cell office:value-type="float" office:value="79136732" calcext:value-type="float">
            <text:p>79136732</text:p>
          </table:table-cell>
          <table:table-cell office:value-type="float" office:value="66974198" calcext:value-type="float">
            <text:p>66974198</text:p>
          </table:table-cell>
          <table:table-cell office:value-type="float" office:value="69143092" calcext:value-type="float">
            <text:p>6914309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95.025" calcext:value-type="float">
            <text:p>895.025</text:p>
          </table:table-cell>
          <table:table-cell office:value-type="float" office:value="906.934999999999" calcext:value-type="float">
            <text:p>906.935</text:p>
          </table:table-cell>
          <table:table-cell office:value-type="float" office:value="854.525000000001" calcext:value-type="float">
            <text:p>854.525</text:p>
          </table:table-cell>
          <table:table-cell office:value-type="float" office:value="810.7" calcext:value-type="float">
            <text:p>810.7</text:p>
          </table:table-cell>
          <table:table-cell office:value-type="float" office:value="866.15" calcext:value-type="float">
            <text:p>866.15</text:p>
          </table:table-cell>
          <table:table-cell office:value-type="float" office:value="806.995" calcext:value-type="float">
            <text:p>806.995</text:p>
          </table:table-cell>
          <table:table-cell office:value-type="float" office:value="1030.965" calcext:value-type="float">
            <text:p>1030.965</text:p>
          </table:table-cell>
          <table:table-cell office:value-type="float" office:value="824.105" calcext:value-type="float">
            <text:p>824.105</text:p>
          </table:table-cell>
          <table:table-cell office:value-type="float" office:value="954.19" calcext:value-type="float">
            <text:p>954.19</text:p>
          </table:table-cell>
          <table:table-cell office:value-type="float" office:value="790.810000000001" calcext:value-type="float">
            <text:p>790.81</text:p>
          </table:table-cell>
        </table:table-row>
        <table:table-row table:style-name="ro1">
          <table:table-cell table:number-columns-repeated="14"/>
          <table:table-cell office:value-type="float" office:value="3.4" calcext:value-type="float">
            <text:p>3.4</text:p>
          </table:table-cell>
          <table:table-cell table:style-name="ce2" office:value-type="float" office:value="71011082" calcext:value-type="float">
            <text:p>71011082</text:p>
          </table:table-cell>
          <table:table-cell office:value-type="float" office:value="66453659" calcext:value-type="float">
            <text:p>66453659</text:p>
          </table:table-cell>
          <table:table-cell office:value-type="float" office:value="69258617" calcext:value-type="float">
            <text:p>69258617</text:p>
          </table:table-cell>
          <table:table-cell office:value-type="float" office:value="52310749" calcext:value-type="float">
            <text:p>52310749</text:p>
          </table:table-cell>
          <table:table-cell office:value-type="float" office:value="73323375" calcext:value-type="float">
            <text:p>73323375</text:p>
          </table:table-cell>
          <table:table-cell office:value-type="float" office:value="77215953" calcext:value-type="float">
            <text:p>77215953</text:p>
          </table:table-cell>
          <table:table-cell office:value-type="float" office:value="64268252" calcext:value-type="float">
            <text:p>64268252</text:p>
          </table:table-cell>
          <table:table-cell office:value-type="float" office:value="79042604" calcext:value-type="float">
            <text:p>79042604</text:p>
          </table:table-cell>
          <table:table-cell office:value-type="float" office:value="78094965" calcext:value-type="float">
            <text:p>78094965</text:p>
          </table:table-cell>
          <table:table-cell office:value-type="float" office:value="70239604" calcext:value-type="float">
            <text:p>7023960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81.59" calcext:value-type="float">
            <text:p>881.59</text:p>
          </table:table-cell>
          <table:table-cell office:value-type="float" office:value="913.745" calcext:value-type="float">
            <text:p>913.745</text:p>
          </table:table-cell>
          <table:table-cell office:value-type="float" office:value="840.44" calcext:value-type="float">
            <text:p>840.44</text:p>
          </table:table-cell>
          <table:table-cell office:value-type="float" office:value="786.97" calcext:value-type="float">
            <text:p>786.97</text:p>
          </table:table-cell>
          <table:table-cell office:value-type="float" office:value="836.24" calcext:value-type="float">
            <text:p>836.24</text:p>
          </table:table-cell>
          <table:table-cell office:value-type="float" office:value="819.36" calcext:value-type="float">
            <text:p>819.36</text:p>
          </table:table-cell>
          <table:table-cell office:value-type="float" office:value="1031.935" calcext:value-type="float">
            <text:p>1031.935</text:p>
          </table:table-cell>
          <table:table-cell office:value-type="float" office:value="822.154999999999" calcext:value-type="float">
            <text:p>822.155</text:p>
          </table:table-cell>
          <table:table-cell office:value-type="float" office:value="936.925" calcext:value-type="float">
            <text:p>936.925</text:p>
          </table:table-cell>
          <table:table-cell office:value-type="float" office:value="796.640000000001" calcext:value-type="float">
            <text:p>796.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4]/1000000" office:value-type="float" office:value="6.215652" calcext:value-type="float">
            <text:p>6.215652</text:p>
          </table:table-cell>
          <table:table-cell table:formula="of:=[.D4]/1000000" office:value-type="float" office:value="5.710822" calcext:value-type="float">
            <text:p>5.710822</text:p>
          </table:table-cell>
          <table:table-cell table:formula="of:=[.E4]/1000000" office:value-type="float" office:value="5.416937" calcext:value-type="float">
            <text:p>5.416937</text:p>
          </table:table-cell>
          <table:table-cell table:formula="of:=[.F4]/1000000" office:value-type="float" office:value="4.759913" calcext:value-type="float">
            <text:p>4.759913</text:p>
          </table:table-cell>
          <table:table-cell table:formula="of:=[.G4]/1000000" office:value-type="float" office:value="7.837465" calcext:value-type="float">
            <text:p>7.837465</text:p>
          </table:table-cell>
          <table:table-cell table:formula="of:=[.H4]/1000000" office:value-type="float" office:value="3.888836" calcext:value-type="float">
            <text:p>3.888836</text:p>
          </table:table-cell>
          <table:table-cell table:formula="of:=[.I4]/1000000" office:value-type="float" office:value="5.757106" calcext:value-type="float">
            <text:p>5.757106</text:p>
          </table:table-cell>
          <table:table-cell table:formula="of:=[.J4]/1000000" office:value-type="float" office:value="6.804007" calcext:value-type="float">
            <text:p>6.804007</text:p>
          </table:table-cell>
          <table:table-cell table:formula="of:=[.K4]/1000000" office:value-type="float" office:value="4.079158" calcext:value-type="float">
            <text:p>4.079158</text:p>
          </table:table-cell>
          <table:table-cell table:formula="of:=[.L4]/1000000" office:value-type="float" office:value="8.234175" calcext:value-type="float">
            <text:p>8.234175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style-name="ce2" office:value-type="float" office:value="83557404" calcext:value-type="float">
            <text:p>83557404</text:p>
          </table:table-cell>
          <table:table-cell office:value-type="float" office:value="92959673" calcext:value-type="float">
            <text:p>92959673</text:p>
          </table:table-cell>
          <table:table-cell office:value-type="float" office:value="63960003" calcext:value-type="float">
            <text:p>63960003</text:p>
          </table:table-cell>
          <table:table-cell office:value-type="float" office:value="50482434" calcext:value-type="float">
            <text:p>50482434</text:p>
          </table:table-cell>
          <table:table-cell office:value-type="float" office:value="69523336" calcext:value-type="float">
            <text:p>69523336</text:p>
          </table:table-cell>
          <table:table-cell office:value-type="float" office:value="55285423" calcext:value-type="float">
            <text:p>55285423</text:p>
          </table:table-cell>
          <table:table-cell office:value-type="float" office:value="105044521" calcext:value-type="float">
            <text:p>105044521</text:p>
          </table:table-cell>
          <table:table-cell office:value-type="float" office:value="87660718" calcext:value-type="float">
            <text:p>87660718</text:p>
          </table:table-cell>
          <table:table-cell office:value-type="float" office:value="76149182" calcext:value-type="float">
            <text:p>76149182</text:p>
          </table:table-cell>
          <table:table-cell office:value-type="float" office:value="70421322" calcext:value-type="float">
            <text:p>704213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9.165000000001" calcext:value-type="float">
            <text:p>879.165</text:p>
          </table:table-cell>
          <table:table-cell office:value-type="float" office:value="906.86" calcext:value-type="float">
            <text:p>906.86</text:p>
          </table:table-cell>
          <table:table-cell office:value-type="float" office:value="838.155" calcext:value-type="float">
            <text:p>838.155</text:p>
          </table:table-cell>
          <table:table-cell office:value-type="float" office:value="784.375000000001" calcext:value-type="float">
            <text:p>784.375</text:p>
          </table:table-cell>
          <table:table-cell office:value-type="float" office:value="836.245" calcext:value-type="float">
            <text:p>836.245</text:p>
          </table:table-cell>
          <table:table-cell office:value-type="float" office:value="824.72" calcext:value-type="float">
            <text:p>824.72</text:p>
          </table:table-cell>
          <table:table-cell office:value-type="float" office:value="1003.665" calcext:value-type="float">
            <text:p>1003.665</text:p>
          </table:table-cell>
          <table:table-cell office:value-type="float" office:value="828.06" calcext:value-type="float">
            <text:p>828.06</text:p>
          </table:table-cell>
          <table:table-cell office:value-type="float" office:value="920.095" calcext:value-type="float">
            <text:p>920.095</text:p>
          </table:table-cell>
          <table:table-cell office:value-type="float" office:value="797.08" calcext:value-type="float">
            <text:p>797.0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C5]/1000000" office:value-type="float" office:value="24.335779" calcext:value-type="float">
            <text:p>24.335779</text:p>
          </table:table-cell>
          <table:table-cell table:formula="of:=[.D5]/1000000" office:value-type="float" office:value="25.246392" calcext:value-type="float">
            <text:p>25.246392</text:p>
          </table:table-cell>
          <table:table-cell table:formula="of:=[.E5]/1000000" office:value-type="float" office:value="20.813038" calcext:value-type="float">
            <text:p>20.813038</text:p>
          </table:table-cell>
          <table:table-cell table:formula="of:=[.F5]/1000000" office:value-type="float" office:value="27.33598" calcext:value-type="float">
            <text:p>27.33598</text:p>
          </table:table-cell>
          <table:table-cell table:formula="of:=[.G5]/1000000" office:value-type="float" office:value="17.38968" calcext:value-type="float">
            <text:p>17.38968</text:p>
          </table:table-cell>
          <table:table-cell table:formula="of:=[.H5]/1000000" office:value-type="float" office:value="19.732689" calcext:value-type="float">
            <text:p>19.732689</text:p>
          </table:table-cell>
          <table:table-cell table:formula="of:=[.I5]/1000000" office:value-type="float" office:value="28.885356" calcext:value-type="float">
            <text:p>28.885356</text:p>
          </table:table-cell>
          <table:table-cell table:formula="of:=[.J5]/1000000" office:value-type="float" office:value="26.736902" calcext:value-type="float">
            <text:p>26.736902</text:p>
          </table:table-cell>
          <table:table-cell table:formula="of:=[.K5]/1000000" office:value-type="float" office:value="27.791697" calcext:value-type="float">
            <text:p>27.791697</text:p>
          </table:table-cell>
          <table:table-cell table:formula="of:=[.L5]/1000000" office:value-type="float" office:value="16.870382" calcext:value-type="float">
            <text:p>16.870382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style-name="ce2" office:value-type="float" office:value="90675704" calcext:value-type="float">
            <text:p>90675704</text:p>
          </table:table-cell>
          <table:table-cell office:value-type="float" office:value="106576240" calcext:value-type="float">
            <text:p>106576240</text:p>
          </table:table-cell>
          <table:table-cell office:value-type="float" office:value="91793787" calcext:value-type="float">
            <text:p>91793787</text:p>
          </table:table-cell>
          <table:table-cell office:value-type="float" office:value="71913837" calcext:value-type="float">
            <text:p>71913837</text:p>
          </table:table-cell>
          <table:table-cell office:value-type="float" office:value="76734824" calcext:value-type="float">
            <text:p>76734824</text:p>
          </table:table-cell>
          <table:table-cell office:value-type="float" office:value="59880473" calcext:value-type="float">
            <text:p>59880473</text:p>
          </table:table-cell>
          <table:table-cell office:value-type="float" office:value="110954891" calcext:value-type="float">
            <text:p>110954891</text:p>
          </table:table-cell>
          <table:table-cell office:value-type="float" office:value="99809204" calcext:value-type="float">
            <text:p>99809204</text:p>
          </table:table-cell>
          <table:table-cell office:value-type="float" office:value="95411948" calcext:value-type="float">
            <text:p>95411948</text:p>
          </table:table-cell>
          <table:table-cell office:value-type="float" office:value="69585668" calcext:value-type="float">
            <text:p>6958566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5.1" calcext:value-type="float">
            <text:p>865.1</text:p>
          </table:table-cell>
          <table:table-cell office:value-type="float" office:value="877.195" calcext:value-type="float">
            <text:p>877.195</text:p>
          </table:table-cell>
          <table:table-cell office:value-type="float" office:value="824.675" calcext:value-type="float">
            <text:p>824.675</text:p>
          </table:table-cell>
          <table:table-cell office:value-type="float" office:value="795.710000000001" calcext:value-type="float">
            <text:p>795.71</text:p>
          </table:table-cell>
          <table:table-cell office:value-type="float" office:value="822.925" calcext:value-type="float">
            <text:p>822.925</text:p>
          </table:table-cell>
          <table:table-cell office:value-type="float" office:value="814.27" calcext:value-type="float">
            <text:p>814.27</text:p>
          </table:table-cell>
          <table:table-cell office:value-type="float" office:value="1008.515" calcext:value-type="float">
            <text:p>1008.515</text:p>
          </table:table-cell>
          <table:table-cell office:value-type="float" office:value="833.395" calcext:value-type="float">
            <text:p>833.395</text:p>
          </table:table-cell>
          <table:table-cell office:value-type="float" office:value="918.59" calcext:value-type="float">
            <text:p>918.59</text:p>
          </table:table-cell>
          <table:table-cell office:value-type="float" office:value="797.59" calcext:value-type="float">
            <text:p>797.5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6]/1000000" office:value-type="float" office:value="71.184985" calcext:value-type="float">
            <text:p>71.184985</text:p>
          </table:table-cell>
          <table:table-cell table:formula="of:=[.D6]/1000000" office:value-type="float" office:value="67.950306" calcext:value-type="float">
            <text:p>67.950306</text:p>
          </table:table-cell>
          <table:table-cell table:formula="of:=[.E6]/1000000" office:value-type="float" office:value="67.645022" calcext:value-type="float">
            <text:p>67.645022</text:p>
          </table:table-cell>
          <table:table-cell table:formula="of:=[.F6]/1000000" office:value-type="float" office:value="66.300733" calcext:value-type="float">
            <text:p>66.300733</text:p>
          </table:table-cell>
          <table:table-cell table:formula="of:=[.G6]/1000000" office:value-type="float" office:value="61.766444" calcext:value-type="float">
            <text:p>61.766444</text:p>
          </table:table-cell>
          <table:table-cell table:formula="of:=[.H6]/1000000" office:value-type="float" office:value="49.383863" calcext:value-type="float">
            <text:p>49.383863</text:p>
          </table:table-cell>
          <table:table-cell table:formula="of:=[.I6]/1000000" office:value-type="float" office:value="45.821344" calcext:value-type="float">
            <text:p>45.821344</text:p>
          </table:table-cell>
          <table:table-cell table:formula="of:=[.J6]/1000000" office:value-type="float" office:value="76.15857" calcext:value-type="float">
            <text:p>76.15857</text:p>
          </table:table-cell>
          <table:table-cell table:formula="of:=[.K6]/1000000" office:value-type="float" office:value="67.604332" calcext:value-type="float">
            <text:p>67.604332</text:p>
          </table:table-cell>
          <table:table-cell table:formula="of:=[.L6]/1000000" office:value-type="float" office:value="42.97779" calcext:value-type="float">
            <text:p>42.977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77387977" calcext:value-type="float">
            <text:p>77387977</text:p>
          </table:table-cell>
          <table:table-cell office:value-type="float" office:value="106600226" calcext:value-type="float">
            <text:p>106600226</text:p>
          </table:table-cell>
          <table:table-cell office:value-type="float" office:value="83396639" calcext:value-type="float">
            <text:p>83396639</text:p>
          </table:table-cell>
          <table:table-cell office:value-type="float" office:value="84539027" calcext:value-type="float">
            <text:p>84539027</text:p>
          </table:table-cell>
          <table:table-cell office:value-type="float" office:value="90243808" calcext:value-type="float">
            <text:p>90243808</text:p>
          </table:table-cell>
          <table:table-cell office:value-type="float" office:value="84963698" calcext:value-type="float">
            <text:p>84963698</text:p>
          </table:table-cell>
          <table:table-cell office:value-type="float" office:value="112585451" calcext:value-type="float">
            <text:p>112585451</text:p>
          </table:table-cell>
          <table:table-cell office:value-type="float" office:value="123511081" calcext:value-type="float">
            <text:p>123511081</text:p>
          </table:table-cell>
          <table:table-cell office:value-type="float" office:value="93881158" calcext:value-type="float">
            <text:p>93881158</text:p>
          </table:table-cell>
          <table:table-cell office:value-type="float" office:value="88002914" calcext:value-type="float">
            <text:p>880029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0.695" calcext:value-type="float">
            <text:p>850.695</text:p>
          </table:table-cell>
          <table:table-cell office:value-type="float" office:value="863.5" calcext:value-type="float">
            <text:p>863.5</text:p>
          </table:table-cell>
          <table:table-cell office:value-type="float" office:value="818.085" calcext:value-type="float">
            <text:p>818.085</text:p>
          </table:table-cell>
          <table:table-cell office:value-type="float" office:value="806.185" calcext:value-type="float">
            <text:p>806.185</text:p>
          </table:table-cell>
          <table:table-cell office:value-type="float" office:value="816.229999999999" calcext:value-type="float">
            <text:p>816.23</text:p>
          </table:table-cell>
          <table:table-cell office:value-type="float" office:value="800.83" calcext:value-type="float">
            <text:p>800.83</text:p>
          </table:table-cell>
          <table:table-cell office:value-type="float" office:value="1002.885" calcext:value-type="float">
            <text:p>1002.885</text:p>
          </table:table-cell>
          <table:table-cell office:value-type="float" office:value="828.81" calcext:value-type="float">
            <text:p>828.81</text:p>
          </table:table-cell>
          <table:table-cell office:value-type="float" office:value="919.45" calcext:value-type="float">
            <text:p>919.45</text:p>
          </table:table-cell>
          <table:table-cell office:value-type="float" office:value="793.370000000001" calcext:value-type="float">
            <text:p>793.3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C7]/1000000" office:value-type="float" office:value="140.102743" calcext:value-type="float">
            <text:p>140.102743</text:p>
          </table:table-cell>
          <table:table-cell table:formula="of:=[.D7]/1000000" office:value-type="float" office:value="129.152832" calcext:value-type="float">
            <text:p>129.152832</text:p>
          </table:table-cell>
          <table:table-cell table:formula="of:=[.E7]/1000000" office:value-type="float" office:value="125.749948" calcext:value-type="float">
            <text:p>125.749948</text:p>
          </table:table-cell>
          <table:table-cell table:formula="of:=[.F7]/1000000" office:value-type="float" office:value="127.640784" calcext:value-type="float">
            <text:p>127.640784</text:p>
          </table:table-cell>
          <table:table-cell table:formula="of:=[.G7]/1000000" office:value-type="float" office:value="112.068495" calcext:value-type="float">
            <text:p>112.068495</text:p>
          </table:table-cell>
          <table:table-cell table:formula="of:=[.H7]/1000000" office:value-type="float" office:value="141.203646" calcext:value-type="float">
            <text:p>141.203646</text:p>
          </table:table-cell>
          <table:table-cell table:formula="of:=[.I7]/1000000" office:value-type="float" office:value="144.258814" calcext:value-type="float">
            <text:p>144.258814</text:p>
          </table:table-cell>
          <table:table-cell table:formula="of:=[.J7]/1000000" office:value-type="float" office:value="108.67273" calcext:value-type="float">
            <text:p>108.67273</text:p>
          </table:table-cell>
          <table:table-cell table:formula="of:=[.K7]/1000000" office:value-type="float" office:value="156.512112" calcext:value-type="float">
            <text:p>156.512112</text:p>
          </table:table-cell>
          <table:table-cell table:formula="of:=[.L7]/1000000" office:value-type="float" office:value="109.204012" calcext:value-type="float">
            <text:p>109.2040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C8]/1000000" office:value-type="float" office:value="452.33928" calcext:value-type="float">
            <text:p>452.33928</text:p>
          </table:table-cell>
          <table:table-cell table:formula="of:=[.D8]/1000000" office:value-type="float" office:value="298.797669" calcext:value-type="float">
            <text:p>298.797669</text:p>
          </table:table-cell>
          <table:table-cell table:formula="of:=[.E8]/1000000" office:value-type="float" office:value="230.40434" calcext:value-type="float">
            <text:p>230.40434</text:p>
          </table:table-cell>
          <table:table-cell table:formula="of:=[.F8]/1000000" office:value-type="float" office:value="217.383698" calcext:value-type="float">
            <text:p>217.383698</text:p>
          </table:table-cell>
          <table:table-cell table:formula="of:=[.G8]/1000000" office:value-type="float" office:value="258.735394" calcext:value-type="float">
            <text:p>258.735394</text:p>
          </table:table-cell>
          <table:table-cell table:formula="of:=[.H8]/1000000" office:value-type="float" office:value="194.986005" calcext:value-type="float">
            <text:p>194.986005</text:p>
          </table:table-cell>
          <table:table-cell table:formula="of:=[.I8]/1000000" office:value-type="float" office:value="290.960747" calcext:value-type="float">
            <text:p>290.960747</text:p>
          </table:table-cell>
          <table:table-cell table:formula="of:=[.J8]/1000000" office:value-type="float" office:value="258.783821" calcext:value-type="float">
            <text:p>258.783821</text:p>
          </table:table-cell>
          <table:table-cell table:formula="of:=[.K8]/1000000" office:value-type="float" office:value="323.825672" calcext:value-type="float">
            <text:p>323.825672</text:p>
          </table:table-cell>
          <table:table-cell table:formula="of:=[.L8]/1000000" office:value-type="float" office:value="310.578404" calcext:value-type="float">
            <text:p>310.5784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C9]/1000000" office:value-type="float" office:value="493.721209" calcext:value-type="float">
            <text:p>493.721209</text:p>
          </table:table-cell>
          <table:table-cell table:formula="of:=[.D9]/1000000" office:value-type="float" office:value="485.227245" calcext:value-type="float">
            <text:p>485.227245</text:p>
          </table:table-cell>
          <table:table-cell table:formula="of:=[.E9]/1000000" office:value-type="float" office:value="527.891702" calcext:value-type="float">
            <text:p>527.891702</text:p>
          </table:table-cell>
          <table:table-cell table:formula="of:=[.F9]/1000000" office:value-type="float" office:value="428.372792" calcext:value-type="float">
            <text:p>428.372792</text:p>
          </table:table-cell>
          <table:table-cell table:formula="of:=[.G9]/1000000" office:value-type="float" office:value="453.907584" calcext:value-type="float">
            <text:p>453.907584</text:p>
          </table:table-cell>
          <table:table-cell table:formula="of:=[.H9]/1000000" office:value-type="float" office:value="333.059657" calcext:value-type="float">
            <text:p>333.059657</text:p>
          </table:table-cell>
          <table:table-cell table:formula="of:=[.I9]/1000000" office:value-type="float" office:value="342.733354" calcext:value-type="float">
            <text:p>342.733354</text:p>
          </table:table-cell>
          <table:table-cell table:formula="of:=[.J9]/1000000" office:value-type="float" office:value="344.737326" calcext:value-type="float">
            <text:p>344.737326</text:p>
          </table:table-cell>
          <table:table-cell table:formula="of:=[.K9]/1000000" office:value-type="float" office:value="472.949435" calcext:value-type="float">
            <text:p>472.949435</text:p>
          </table:table-cell>
          <table:table-cell table:formula="of:=[.L9]/1000000" office:value-type="float" office:value="360.277178" calcext:value-type="float">
            <text:p>360.27717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C10]/1000000" office:value-type="float" office:value="832.490582" calcext:value-type="float">
            <text:p>832.490582</text:p>
          </table:table-cell>
          <table:table-cell table:formula="of:=[.D10]/1000000" office:value-type="float" office:value="681.698311" calcext:value-type="float">
            <text:p>681.698311</text:p>
          </table:table-cell>
          <table:table-cell table:formula="of:=[.E10]/1000000" office:value-type="float" office:value="980.307442" calcext:value-type="float">
            <text:p>980.307442</text:p>
          </table:table-cell>
          <table:table-cell table:formula="of:=[.F10]/1000000" office:value-type="float" office:value="962.942051" calcext:value-type="float">
            <text:p>962.942051</text:p>
          </table:table-cell>
          <table:table-cell table:formula="of:=[.G10]/1000000" office:value-type="float" office:value="940.828611" calcext:value-type="float">
            <text:p>940.828611</text:p>
          </table:table-cell>
          <table:table-cell table:formula="of:=[.H10]/1000000" office:value-type="float" office:value="441.747324" calcext:value-type="float">
            <text:p>441.747324</text:p>
          </table:table-cell>
          <table:table-cell table:formula="of:=[.I10]/1000000" office:value-type="float" office:value="586.441853" calcext:value-type="float">
            <text:p>586.441853</text:p>
          </table:table-cell>
          <table:table-cell table:formula="of:=[.J10]/1000000" office:value-type="float" office:value="580.103943" calcext:value-type="float">
            <text:p>580.103943</text:p>
          </table:table-cell>
          <table:table-cell table:formula="of:=[.K10]/1000000" office:value-type="float" office:value="792.766527" calcext:value-type="float">
            <text:p>792.766527</text:p>
          </table:table-cell>
          <table:table-cell table:formula="of:=[.L10]/1000000" office:value-type="float" office:value="564.687835" calcext:value-type="float">
            <text:p>564.68783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P3]/1000000" office:value-type="float" office:value="6.021224" calcext:value-type="float">
            <text:p>6.021224</text:p>
          </table:table-cell>
          <table:table-cell table:formula="of:=[.Q3]/1000000" office:value-type="float" office:value="9.68754" calcext:value-type="float">
            <text:p>9.68754</text:p>
          </table:table-cell>
          <table:table-cell table:formula="of:=[.R3]/1000000" office:value-type="float" office:value="5.093395" calcext:value-type="float">
            <text:p>5.093395</text:p>
          </table:table-cell>
          <table:table-cell table:formula="of:=[.S3]/1000000" office:value-type="float" office:value="4.233538" calcext:value-type="float">
            <text:p>4.233538</text:p>
          </table:table-cell>
          <table:table-cell table:formula="of:=[.T3]/1000000" office:value-type="float" office:value="9.318812" calcext:value-type="float">
            <text:p>9.318812</text:p>
          </table:table-cell>
          <table:table-cell table:formula="of:=[.U3]/1000000" office:value-type="float" office:value="4.49205" calcext:value-type="float">
            <text:p>4.49205</text:p>
          </table:table-cell>
          <table:table-cell table:formula="of:=[.V3]/1000000" office:value-type="float" office:value="5.60908" calcext:value-type="float">
            <text:p>5.60908</text:p>
          </table:table-cell>
          <table:table-cell table:formula="of:=[.W3]/1000000" office:value-type="float" office:value="8.475951" calcext:value-type="float">
            <text:p>8.475951</text:p>
          </table:table-cell>
          <table:table-cell table:formula="of:=[.X3]/1000000" office:value-type="float" office:value="5.024689" calcext:value-type="float">
            <text:p>5.024689</text:p>
          </table:table-cell>
          <table:table-cell table:formula="of:=[.Y3]/1000000" office:value-type="float" office:value="15.427203" calcext:value-type="float">
            <text:p>15.4272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C11]/1000000" office:value-type="float" office:value="1167.82696" calcext:value-type="float">
            <text:p>1167.82696</text:p>
          </table:table-cell>
          <table:table-cell table:formula="of:=[.D11]/1000000" office:value-type="float" office:value="1195.692746" calcext:value-type="float">
            <text:p>1195.692746</text:p>
          </table:table-cell>
          <table:table-cell table:formula="of:=[.E11]/1000000" office:value-type="float" office:value="1484.161937" calcext:value-type="float">
            <text:p>1484.161937</text:p>
          </table:table-cell>
          <table:table-cell table:formula="of:=[.F11]/1000000" office:value-type="float" office:value="1097.597044" calcext:value-type="float">
            <text:p>1097.597044</text:p>
          </table:table-cell>
          <table:table-cell table:formula="of:=[.G11]/1000000" office:value-type="float" office:value="992.325619" calcext:value-type="float">
            <text:p>992.325619</text:p>
          </table:table-cell>
          <table:table-cell table:formula="of:=[.H11]/1000000" office:value-type="float" office:value="1299.802878" calcext:value-type="float">
            <text:p>1299.802878</text:p>
          </table:table-cell>
          <table:table-cell table:formula="of:=[.I11]/1000000" office:value-type="float" office:value="1209.622739" calcext:value-type="float">
            <text:p>1209.622739</text:p>
          </table:table-cell>
          <table:table-cell table:formula="of:=[.J11]/1000000" office:value-type="float" office:value="852.852385" calcext:value-type="float">
            <text:p>852.852385</text:p>
          </table:table-cell>
          <table:table-cell table:formula="of:=[.K11]/1000000" office:value-type="float" office:value="1183.415069" calcext:value-type="float">
            <text:p>1183.415069</text:p>
          </table:table-cell>
          <table:table-cell table:formula="of:=[.L11]/1000000" office:value-type="float" office:value="1061.751001" calcext:value-type="float">
            <text:p>1061.75100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P4]/1000000" office:value-type="float" office:value="9.964466" calcext:value-type="float">
            <text:p>9.964466</text:p>
          </table:table-cell>
          <table:table-cell table:formula="of:=[.Q4]/1000000" office:value-type="float" office:value="14.916735" calcext:value-type="float">
            <text:p>14.916735</text:p>
          </table:table-cell>
          <table:table-cell table:formula="of:=[.R4]/1000000" office:value-type="float" office:value="11.721835" calcext:value-type="float">
            <text:p>11.721835</text:p>
          </table:table-cell>
          <table:table-cell table:formula="of:=[.S4]/1000000" office:value-type="float" office:value="5.458946" calcext:value-type="float">
            <text:p>5.458946</text:p>
          </table:table-cell>
          <table:table-cell table:formula="of:=[.T4]/1000000" office:value-type="float" office:value="10.233601" calcext:value-type="float">
            <text:p>10.233601</text:p>
          </table:table-cell>
          <table:table-cell table:formula="of:=[.U4]/1000000" office:value-type="float" office:value="13.164276" calcext:value-type="float">
            <text:p>13.164276</text:p>
          </table:table-cell>
          <table:table-cell table:formula="of:=[.V4]/1000000" office:value-type="float" office:value="9.875219" calcext:value-type="float">
            <text:p>9.875219</text:p>
          </table:table-cell>
          <table:table-cell table:formula="of:=[.W4]/1000000" office:value-type="float" office:value="9.571492" calcext:value-type="float">
            <text:p>9.571492</text:p>
          </table:table-cell>
          <table:table-cell table:formula="of:=[.X4]/1000000" office:value-type="float" office:value="13.036534" calcext:value-type="float">
            <text:p>13.036534</text:p>
          </table:table-cell>
          <table:table-cell table:formula="of:=[.Y4]/1000000" office:value-type="float" office:value="14.149631" calcext:value-type="float">
            <text:p>14.149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C12]/1000000" office:value-type="float" office:value="1567.689578" calcext:value-type="float">
            <text:p>1567.689578</text:p>
          </table:table-cell>
          <table:table-cell table:formula="of:=[.D12]/1000000" office:value-type="float" office:value="2197.390996" calcext:value-type="float">
            <text:p>2197.390996</text:p>
          </table:table-cell>
          <table:table-cell table:formula="of:=[.E12]/1000000" office:value-type="float" office:value="2058.584973" calcext:value-type="float">
            <text:p>2058.584973</text:p>
          </table:table-cell>
          <table:table-cell table:formula="of:=[.F12]/1000000" office:value-type="float" office:value="1746.74489" calcext:value-type="float">
            <text:p>1746.74489</text:p>
          </table:table-cell>
          <table:table-cell table:formula="of:=[.G12]/1000000" office:value-type="float" office:value="1301.805734" calcext:value-type="float">
            <text:p>1301.805734</text:p>
          </table:table-cell>
          <table:table-cell table:formula="of:=[.H12]/1000000" office:value-type="float" office:value="1345.59264" calcext:value-type="float">
            <text:p>1345.59264</text:p>
          </table:table-cell>
          <table:table-cell table:formula="of:=[.I12]/1000000" office:value-type="float" office:value="1725.422843" calcext:value-type="float">
            <text:p>1725.422843</text:p>
          </table:table-cell>
          <table:table-cell table:formula="of:=[.J12]/1000000" office:value-type="float" office:value="1537.696918" calcext:value-type="float">
            <text:p>1537.696918</text:p>
          </table:table-cell>
          <table:table-cell table:formula="of:=[.K12]/1000000" office:value-type="float" office:value="1679.109892" calcext:value-type="float">
            <text:p>1679.109892</text:p>
          </table:table-cell>
          <table:table-cell table:formula="of:=[.L12]/1000000" office:value-type="float" office:value="1965.919257" calcext:value-type="float">
            <text:p>1965.919257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P5]/1000000" office:value-type="float" office:value="12.283906" calcext:value-type="float">
            <text:p>12.283906</text:p>
          </table:table-cell>
          <table:table-cell table:formula="of:=[.Q5]/1000000" office:value-type="float" office:value="18.306573" calcext:value-type="float">
            <text:p>18.306573</text:p>
          </table:table-cell>
          <table:table-cell table:formula="of:=[.R5]/1000000" office:value-type="float" office:value="11.173591" calcext:value-type="float">
            <text:p>11.173591</text:p>
          </table:table-cell>
          <table:table-cell table:formula="of:=[.S5]/1000000" office:value-type="float" office:value="9.975134" calcext:value-type="float">
            <text:p>9.975134</text:p>
          </table:table-cell>
          <table:table-cell table:formula="of:=[.T5]/1000000" office:value-type="float" office:value="5.408155" calcext:value-type="float">
            <text:p>5.408155</text:p>
          </table:table-cell>
          <table:table-cell table:formula="of:=[.U5]/1000000" office:value-type="float" office:value="18.995887" calcext:value-type="float">
            <text:p>18.995887</text:p>
          </table:table-cell>
          <table:table-cell table:formula="of:=[.V5]/1000000" office:value-type="float" office:value="19.814703" calcext:value-type="float">
            <text:p>19.814703</text:p>
          </table:table-cell>
          <table:table-cell table:formula="of:=[.W5]/1000000" office:value-type="float" office:value="15.920064" calcext:value-type="float">
            <text:p>15.920064</text:p>
          </table:table-cell>
          <table:table-cell table:formula="of:=[.X5]/1000000" office:value-type="float" office:value="13.248423" calcext:value-type="float">
            <text:p>13.248423</text:p>
          </table:table-cell>
          <table:table-cell table:formula="of:=[.Y5]/1000000" office:value-type="float" office:value="26.275933" calcext:value-type="float">
            <text:p>26.27593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1.8" calcext:value-type="float">
            <text:p>1.8</text:p>
          </table:table-cell>
          <table:table-cell table:formula="of:=[.P6]/1000000" office:value-type="float" office:value="15.385697" calcext:value-type="float">
            <text:p>15.385697</text:p>
          </table:table-cell>
          <table:table-cell table:formula="of:=[.Q6]/1000000" office:value-type="float" office:value="28.887826" calcext:value-type="float">
            <text:p>28.887826</text:p>
          </table:table-cell>
          <table:table-cell table:formula="of:=[.R6]/1000000" office:value-type="float" office:value="16.672698" calcext:value-type="float">
            <text:p>16.672698</text:p>
          </table:table-cell>
          <table:table-cell table:formula="of:=[.S6]/1000000" office:value-type="float" office:value="9.696512" calcext:value-type="float">
            <text:p>9.696512</text:p>
          </table:table-cell>
          <table:table-cell table:formula="of:=[.T6]/1000000" office:value-type="float" office:value="15.351478" calcext:value-type="float">
            <text:p>15.351478</text:p>
          </table:table-cell>
          <table:table-cell table:formula="of:=[.U6]/1000000" office:value-type="float" office:value="19.744149" calcext:value-type="float">
            <text:p>19.744149</text:p>
          </table:table-cell>
          <table:table-cell table:formula="of:=[.V6]/1000000" office:value-type="float" office:value="23.898626" calcext:value-type="float">
            <text:p>23.898626</text:p>
          </table:table-cell>
          <table:table-cell table:formula="of:=[.W6]/1000000" office:value-type="float" office:value="24.971361" calcext:value-type="float">
            <text:p>24.971361</text:p>
          </table:table-cell>
          <table:table-cell table:formula="of:=[.X6]/1000000" office:value-type="float" office:value="20.043122" calcext:value-type="float">
            <text:p>20.043122</text:p>
          </table:table-cell>
          <table:table-cell table:formula="of:=[.Y6]/1000000" office:value-type="float" office:value="24.883118" calcext:value-type="float">
            <text:p>24.88311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formula="of:=[.P7]/1000000" office:value-type="float" office:value="22.962011" calcext:value-type="float">
            <text:p>22.962011</text:p>
          </table:table-cell>
          <table:table-cell table:formula="of:=[.Q7]/1000000" office:value-type="float" office:value="29.919064" calcext:value-type="float">
            <text:p>29.919064</text:p>
          </table:table-cell>
          <table:table-cell table:formula="of:=[.R7]/1000000" office:value-type="float" office:value="21.931885" calcext:value-type="float">
            <text:p>21.931885</text:p>
          </table:table-cell>
          <table:table-cell table:formula="of:=[.S7]/1000000" office:value-type="float" office:value="21.969846" calcext:value-type="float">
            <text:p>21.969846</text:p>
          </table:table-cell>
          <table:table-cell table:formula="of:=[.T7]/1000000" office:value-type="float" office:value="13.746148" calcext:value-type="float">
            <text:p>13.746148</text:p>
          </table:table-cell>
          <table:table-cell table:formula="of:=[.U7]/1000000" office:value-type="float" office:value="22.316637" calcext:value-type="float">
            <text:p>22.316637</text:p>
          </table:table-cell>
          <table:table-cell table:formula="of:=[.V7]/1000000" office:value-type="float" office:value="32.591584" calcext:value-type="float">
            <text:p>32.591584</text:p>
          </table:table-cell>
          <table:table-cell table:formula="of:=[.W7]/1000000" office:value-type="float" office:value="18.145741" calcext:value-type="float">
            <text:p>18.145741</text:p>
          </table:table-cell>
          <table:table-cell table:formula="of:=[.X7]/1000000" office:value-type="float" office:value="23.229631" calcext:value-type="float">
            <text:p>23.229631</text:p>
          </table:table-cell>
          <table:table-cell table:formula="of:=[.Y7]/1000000" office:value-type="float" office:value="38.363779" calcext:value-type="float">
            <text:p>38.363779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.2" calcext:value-type="float">
            <text:p>2.2</text:p>
          </table:table-cell>
          <table:table-cell table:formula="of:=[.P8]/1000000" office:value-type="float" office:value="24.270666" calcext:value-type="float">
            <text:p>24.270666</text:p>
          </table:table-cell>
          <table:table-cell table:formula="of:=[.Q8]/1000000" office:value-type="float" office:value="26.037861" calcext:value-type="float">
            <text:p>26.037861</text:p>
          </table:table-cell>
          <table:table-cell table:formula="of:=[.R8]/1000000" office:value-type="float" office:value="30.990891" calcext:value-type="float">
            <text:p>30.990891</text:p>
          </table:table-cell>
          <table:table-cell table:formula="of:=[.S8]/1000000" office:value-type="float" office:value="19.667089" calcext:value-type="float">
            <text:p>19.667089</text:p>
          </table:table-cell>
          <table:table-cell table:formula="of:=[.T8]/1000000" office:value-type="float" office:value="29.820309" calcext:value-type="float">
            <text:p>29.820309</text:p>
          </table:table-cell>
          <table:table-cell table:formula="of:=[.U8]/1000000" office:value-type="float" office:value="19.374463" calcext:value-type="float">
            <text:p>19.374463</text:p>
          </table:table-cell>
          <table:table-cell table:formula="of:=[.V8]/1000000" office:value-type="float" office:value="30.90062" calcext:value-type="float">
            <text:p>30.90062</text:p>
          </table:table-cell>
          <table:table-cell table:formula="of:=[.W8]/1000000" office:value-type="float" office:value="27.446257" calcext:value-type="float">
            <text:p>27.446257</text:p>
          </table:table-cell>
          <table:table-cell table:formula="of:=[.X8]/1000000" office:value-type="float" office:value="28.579949" calcext:value-type="float">
            <text:p>28.579949</text:p>
          </table:table-cell>
          <table:table-cell table:formula="of:=[.Y8]/1000000" office:value-type="float" office:value="37.466593" calcext:value-type="float">
            <text:p>37.46659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.4" calcext:value-type="float">
            <text:p>2.4</text:p>
          </table:table-cell>
          <table:table-cell table:formula="of:=[.P9]/1000000" office:value-type="float" office:value="24.65908" calcext:value-type="float">
            <text:p>24.65908</text:p>
          </table:table-cell>
          <table:table-cell table:formula="of:=[.Q9]/1000000" office:value-type="float" office:value="32.481043" calcext:value-type="float">
            <text:p>32.481043</text:p>
          </table:table-cell>
          <table:table-cell table:formula="of:=[.R9]/1000000" office:value-type="float" office:value="35.576323" calcext:value-type="float">
            <text:p>35.576323</text:p>
          </table:table-cell>
          <table:table-cell table:formula="of:=[.S9]/1000000" office:value-type="float" office:value="31.552867" calcext:value-type="float">
            <text:p>31.552867</text:p>
          </table:table-cell>
          <table:table-cell table:formula="of:=[.T9]/1000000" office:value-type="float" office:value="34.93644" calcext:value-type="float">
            <text:p>34.93644</text:p>
          </table:table-cell>
          <table:table-cell table:formula="of:=[.U9]/1000000" office:value-type="float" office:value="23.5452" calcext:value-type="float">
            <text:p>23.5452</text:p>
          </table:table-cell>
          <table:table-cell table:formula="of:=[.V9]/1000000" office:value-type="float" office:value="37.482829" calcext:value-type="float">
            <text:p>37.482829</text:p>
          </table:table-cell>
          <table:table-cell table:formula="of:=[.W9]/1000000" office:value-type="float" office:value="26.614743" calcext:value-type="float">
            <text:p>26.614743</text:p>
          </table:table-cell>
          <table:table-cell table:formula="of:=[.X9]/1000000" office:value-type="float" office:value="46.213956" calcext:value-type="float">
            <text:p>46.213956</text:p>
          </table:table-cell>
          <table:table-cell table:formula="of:=[.Y9]/1000000" office:value-type="float" office:value="45.30879" calcext:value-type="float">
            <text:p>45.30879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.6" calcext:value-type="float">
            <text:p>2.6</text:p>
          </table:table-cell>
          <table:table-cell table:formula="of:=[.P10]/1000000" office:value-type="float" office:value="33.993064" calcext:value-type="float">
            <text:p>33.993064</text:p>
          </table:table-cell>
          <table:table-cell table:formula="of:=[.Q10]/1000000" office:value-type="float" office:value="57.542272" calcext:value-type="float">
            <text:p>57.542272</text:p>
          </table:table-cell>
          <table:table-cell table:formula="of:=[.R10]/1000000" office:value-type="float" office:value="22.843442" calcext:value-type="float">
            <text:p>22.843442</text:p>
          </table:table-cell>
          <table:table-cell table:formula="of:=[.S10]/1000000" office:value-type="float" office:value="34.929976" calcext:value-type="float">
            <text:p>34.929976</text:p>
          </table:table-cell>
          <table:table-cell table:formula="of:=[.T10]/1000000" office:value-type="float" office:value="37.090837" calcext:value-type="float">
            <text:p>37.090837</text:p>
          </table:table-cell>
          <table:table-cell table:formula="of:=[.U10]/1000000" office:value-type="float" office:value="33.103467" calcext:value-type="float">
            <text:p>33.103467</text:p>
          </table:table-cell>
          <table:table-cell table:formula="of:=[.V10]/1000000" office:value-type="float" office:value="42.161735" calcext:value-type="float">
            <text:p>42.161735</text:p>
          </table:table-cell>
          <table:table-cell table:formula="of:=[.W10]/1000000" office:value-type="float" office:value="32.202403" calcext:value-type="float">
            <text:p>32.202403</text:p>
          </table:table-cell>
          <table:table-cell table:formula="of:=[.X10]/1000000" office:value-type="float" office:value="46.124452" calcext:value-type="float">
            <text:p>46.124452</text:p>
          </table:table-cell>
          <table:table-cell table:formula="of:=[.Y10]/1000000" office:value-type="float" office:value="64.79292" calcext:value-type="float">
            <text:p>64.79292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.8" calcext:value-type="float">
            <text:p>2.8</text:p>
          </table:table-cell>
          <table:table-cell table:formula="of:=[.P11]/1000000" office:value-type="float" office:value="44.882139" calcext:value-type="float">
            <text:p>44.882139</text:p>
          </table:table-cell>
          <table:table-cell table:formula="of:=[.Q11]/1000000" office:value-type="float" office:value="58.94158" calcext:value-type="float">
            <text:p>58.94158</text:p>
          </table:table-cell>
          <table:table-cell table:formula="of:=[.R11]/1000000" office:value-type="float" office:value="42.642092" calcext:value-type="float">
            <text:p>42.642092</text:p>
          </table:table-cell>
          <table:table-cell table:formula="of:=[.S11]/1000000" office:value-type="float" office:value="38.802918" calcext:value-type="float">
            <text:p>38.802918</text:p>
          </table:table-cell>
          <table:table-cell table:formula="of:=[.T11]/1000000" office:value-type="float" office:value="41.193486" calcext:value-type="float">
            <text:p>41.193486</text:p>
          </table:table-cell>
          <table:table-cell table:formula="of:=[.U11]/1000000" office:value-type="float" office:value="38.929746" calcext:value-type="float">
            <text:p>38.929746</text:p>
          </table:table-cell>
          <table:table-cell table:formula="of:=[.V11]/1000000" office:value-type="float" office:value="40.733262" calcext:value-type="float">
            <text:p>40.733262</text:p>
          </table:table-cell>
          <table:table-cell table:formula="of:=[.W11]/1000000" office:value-type="float" office:value="42.396931" calcext:value-type="float">
            <text:p>42.396931</text:p>
          </table:table-cell>
          <table:table-cell table:formula="of:=[.X11]/1000000" office:value-type="float" office:value="54.619713" calcext:value-type="float">
            <text:p>54.619713</text:p>
          </table:table-cell>
          <table:table-cell table:formula="of:=[.Y11]/1000000" office:value-type="float" office:value="46.967846" calcext:value-type="float">
            <text:p>46.967846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formula="of:=[.P12]/1000000" office:value-type="float" office:value="57.300229" calcext:value-type="float">
            <text:p>57.300229</text:p>
          </table:table-cell>
          <table:table-cell table:formula="of:=[.Q12]/1000000" office:value-type="float" office:value="52.208726" calcext:value-type="float">
            <text:p>52.208726</text:p>
          </table:table-cell>
          <table:table-cell table:formula="of:=[.R12]/1000000" office:value-type="float" office:value="46.492398" calcext:value-type="float">
            <text:p>46.492398</text:p>
          </table:table-cell>
          <table:table-cell table:formula="of:=[.S12]/1000000" office:value-type="float" office:value="46.398957" calcext:value-type="float">
            <text:p>46.398957</text:p>
          </table:table-cell>
          <table:table-cell table:formula="of:=[.T12]/1000000" office:value-type="float" office:value="54.435744" calcext:value-type="float">
            <text:p>54.435744</text:p>
          </table:table-cell>
          <table:table-cell table:formula="of:=[.U12]/1000000" office:value-type="float" office:value="60.66956" calcext:value-type="float">
            <text:p>60.66956</text:p>
          </table:table-cell>
          <table:table-cell table:formula="of:=[.V12]/1000000" office:value-type="float" office:value="62.406155" calcext:value-type="float">
            <text:p>62.406155</text:p>
          </table:table-cell>
          <table:table-cell table:formula="of:=[.W12]/1000000" office:value-type="float" office:value="62.474111" calcext:value-type="float">
            <text:p>62.474111</text:p>
          </table:table-cell>
          <table:table-cell table:formula="of:=[.X12]/1000000" office:value-type="float" office:value="57.974096" calcext:value-type="float">
            <text:p>57.974096</text:p>
          </table:table-cell>
          <table:table-cell table:formula="of:=[.Y12]/1000000" office:value-type="float" office:value="66.004287" calcext:value-type="float">
            <text:p>66.00428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.2" calcext:value-type="float">
            <text:p>3.2</text:p>
          </table:table-cell>
          <table:table-cell table:formula="of:=[.P13]/1000000" office:value-type="float" office:value="54.847142" calcext:value-type="float">
            <text:p>54.847142</text:p>
          </table:table-cell>
          <table:table-cell table:formula="of:=[.Q13]/1000000" office:value-type="float" office:value="64.57764" calcext:value-type="float">
            <text:p>64.57764</text:p>
          </table:table-cell>
          <table:table-cell table:formula="of:=[.R13]/1000000" office:value-type="float" office:value="55.833827" calcext:value-type="float">
            <text:p>55.833827</text:p>
          </table:table-cell>
          <table:table-cell table:formula="of:=[.S13]/1000000" office:value-type="float" office:value="35.890858" calcext:value-type="float">
            <text:p>35.890858</text:p>
          </table:table-cell>
          <table:table-cell table:formula="of:=[.T13]/1000000" office:value-type="float" office:value="58.935281" calcext:value-type="float">
            <text:p>58.935281</text:p>
          </table:table-cell>
          <table:table-cell table:formula="of:=[.U13]/1000000" office:value-type="float" office:value="48.367479" calcext:value-type="float">
            <text:p>48.367479</text:p>
          </table:table-cell>
          <table:table-cell table:formula="of:=[.V13]/1000000" office:value-type="float" office:value="75.553306" calcext:value-type="float">
            <text:p>75.553306</text:p>
          </table:table-cell>
          <table:table-cell table:formula="of:=[.W13]/1000000" office:value-type="float" office:value="79.136732" calcext:value-type="float">
            <text:p>79.136732</text:p>
          </table:table-cell>
          <table:table-cell table:formula="of:=[.X13]/1000000" office:value-type="float" office:value="66.974198" calcext:value-type="float">
            <text:p>66.974198</text:p>
          </table:table-cell>
          <table:table-cell table:formula="of:=[.Y13]/1000000" office:value-type="float" office:value="69.143092" calcext:value-type="float">
            <text:p>69.143092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.4" calcext:value-type="float">
            <text:p>3.4</text:p>
          </table:table-cell>
          <table:table-cell table:formula="of:=[.P14]/1000000" office:value-type="float" office:value="71.011082" calcext:value-type="float">
            <text:p>71.011082</text:p>
          </table:table-cell>
          <table:table-cell table:formula="of:=[.Q14]/1000000" office:value-type="float" office:value="66.453659" calcext:value-type="float">
            <text:p>66.453659</text:p>
          </table:table-cell>
          <table:table-cell table:formula="of:=[.R14]/1000000" office:value-type="float" office:value="69.258617" calcext:value-type="float">
            <text:p>69.258617</text:p>
          </table:table-cell>
          <table:table-cell table:formula="of:=[.S14]/1000000" office:value-type="float" office:value="52.310749" calcext:value-type="float">
            <text:p>52.310749</text:p>
          </table:table-cell>
          <table:table-cell table:formula="of:=[.T14]/1000000" office:value-type="float" office:value="73.323375" calcext:value-type="float">
            <text:p>73.323375</text:p>
          </table:table-cell>
          <table:table-cell table:formula="of:=[.U14]/1000000" office:value-type="float" office:value="77.215953" calcext:value-type="float">
            <text:p>77.215953</text:p>
          </table:table-cell>
          <table:table-cell table:formula="of:=[.V14]/1000000" office:value-type="float" office:value="64.268252" calcext:value-type="float">
            <text:p>64.268252</text:p>
          </table:table-cell>
          <table:table-cell table:formula="of:=[.W14]/1000000" office:value-type="float" office:value="79.042604" calcext:value-type="float">
            <text:p>79.042604</text:p>
          </table:table-cell>
          <table:table-cell table:formula="of:=[.X14]/1000000" office:value-type="float" office:value="78.094965" calcext:value-type="float">
            <text:p>78.094965</text:p>
          </table:table-cell>
          <table:table-cell table:formula="of:=[.Y14]/1000000" office:value-type="float" office:value="70.239604" calcext:value-type="float">
            <text:p>70.239604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.6" calcext:value-type="float">
            <text:p>3.6</text:p>
          </table:table-cell>
          <table:table-cell table:formula="of:=[.P15]/1000000" office:value-type="float" office:value="83.557404" calcext:value-type="float">
            <text:p>83.557404</text:p>
          </table:table-cell>
          <table:table-cell table:formula="of:=[.Q15]/1000000" office:value-type="float" office:value="92.959673" calcext:value-type="float">
            <text:p>92.959673</text:p>
          </table:table-cell>
          <table:table-cell table:formula="of:=[.R15]/1000000" office:value-type="float" office:value="63.960003" calcext:value-type="float">
            <text:p>63.960003</text:p>
          </table:table-cell>
          <table:table-cell table:formula="of:=[.S15]/1000000" office:value-type="float" office:value="50.482434" calcext:value-type="float">
            <text:p>50.482434</text:p>
          </table:table-cell>
          <table:table-cell table:formula="of:=[.T15]/1000000" office:value-type="float" office:value="69.523336" calcext:value-type="float">
            <text:p>69.523336</text:p>
          </table:table-cell>
          <table:table-cell table:formula="of:=[.U15]/1000000" office:value-type="float" office:value="55.285423" calcext:value-type="float">
            <text:p>55.285423</text:p>
          </table:table-cell>
          <table:table-cell table:formula="of:=[.V15]/1000000" office:value-type="float" office:value="105.044521" calcext:value-type="float">
            <text:p>105.044521</text:p>
          </table:table-cell>
          <table:table-cell table:formula="of:=[.W15]/1000000" office:value-type="float" office:value="87.660718" calcext:value-type="float">
            <text:p>87.660718</text:p>
          </table:table-cell>
          <table:table-cell table:formula="of:=[.X15]/1000000" office:value-type="float" office:value="76.149182" calcext:value-type="float">
            <text:p>76.149182</text:p>
          </table:table-cell>
          <table:table-cell table:formula="of:=[.Y15]/1000000" office:value-type="float" office:value="70.421322" calcext:value-type="float">
            <text:p>70.421322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3.8" calcext:value-type="float">
            <text:p>3.8</text:p>
          </table:table-cell>
          <table:table-cell table:formula="of:=[.P16]/1000000" office:value-type="float" office:value="90.675704" calcext:value-type="float">
            <text:p>90.675704</text:p>
          </table:table-cell>
          <table:table-cell table:formula="of:=[.Q16]/1000000" office:value-type="float" office:value="106.57624" calcext:value-type="float">
            <text:p>106.57624</text:p>
          </table:table-cell>
          <table:table-cell table:formula="of:=[.R16]/1000000" office:value-type="float" office:value="91.793787" calcext:value-type="float">
            <text:p>91.793787</text:p>
          </table:table-cell>
          <table:table-cell table:formula="of:=[.S16]/1000000" office:value-type="float" office:value="71.913837" calcext:value-type="float">
            <text:p>71.913837</text:p>
          </table:table-cell>
          <table:table-cell table:formula="of:=[.T16]/1000000" office:value-type="float" office:value="76.734824" calcext:value-type="float">
            <text:p>76.734824</text:p>
          </table:table-cell>
          <table:table-cell table:formula="of:=[.U16]/1000000" office:value-type="float" office:value="59.880473" calcext:value-type="float">
            <text:p>59.880473</text:p>
          </table:table-cell>
          <table:table-cell table:formula="of:=[.V16]/1000000" office:value-type="float" office:value="110.954891" calcext:value-type="float">
            <text:p>110.954891</text:p>
          </table:table-cell>
          <table:table-cell table:formula="of:=[.W16]/1000000" office:value-type="float" office:value="99.809204" calcext:value-type="float">
            <text:p>99.809204</text:p>
          </table:table-cell>
          <table:table-cell table:formula="of:=[.X16]/1000000" office:value-type="float" office:value="95.411948" calcext:value-type="float">
            <text:p>95.411948</text:p>
          </table:table-cell>
          <table:table-cell table:formula="of:=[.Y16]/1000000" office:value-type="float" office:value="69.585668" calcext:value-type="float">
            <text:p>69.58566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table:formula="of:=[.P17]/1000000" office:value-type="float" office:value="77.387977" calcext:value-type="float">
            <text:p>77.387977</text:p>
          </table:table-cell>
          <table:table-cell table:formula="of:=[.Q17]/1000000" office:value-type="float" office:value="106.600226" calcext:value-type="float">
            <text:p>106.600226</text:p>
          </table:table-cell>
          <table:table-cell table:formula="of:=[.R17]/1000000" office:value-type="float" office:value="83.396639" calcext:value-type="float">
            <text:p>83.396639</text:p>
          </table:table-cell>
          <table:table-cell table:formula="of:=[.S17]/1000000" office:value-type="float" office:value="84.539027" calcext:value-type="float">
            <text:p>84.539027</text:p>
          </table:table-cell>
          <table:table-cell table:formula="of:=[.T17]/1000000" office:value-type="float" office:value="90.243808" calcext:value-type="float">
            <text:p>90.243808</text:p>
          </table:table-cell>
          <table:table-cell table:formula="of:=[.U17]/1000000" office:value-type="float" office:value="84.963698" calcext:value-type="float">
            <text:p>84.963698</text:p>
          </table:table-cell>
          <table:table-cell table:formula="of:=[.V17]/1000000" office:value-type="float" office:value="112.585451" calcext:value-type="float">
            <text:p>112.585451</text:p>
          </table:table-cell>
          <table:table-cell table:formula="of:=[.W17]/1000000" office:value-type="float" office:value="123.511081" calcext:value-type="float">
            <text:p>123.511081</text:p>
          </table:table-cell>
          <table:table-cell table:formula="of:=[.X17]/1000000" office:value-type="float" office:value="93.881158" calcext:value-type="float">
            <text:p>93.881158</text:p>
          </table:table-cell>
          <table:table-cell table:formula="of:=[.Y17]/1000000" office:value-type="float" office:value="88.002914" calcext:value-type="float">
            <text:p>88.00291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6:12:54.84930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1:04:11.483587956</meta:creation-date>
    <dc:date>2016-10-27T16:54:24.987070118</dc:date>
    <meta:editing-duration>PT39M54S</meta:editing-duration>
    <meta:editing-cycles>3</meta:editing-cycles>
    <meta:generator>LibreOffice/5.0.6.3$Linux_X86_64 LibreOffice_project/00m0$Build-3</meta:generator>
    <meta:document-statistic meta:table-count="1" meta:cell-count="684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2cm" xlink:href=".." xlink:type="simple" chart:class="chart:line" chart:style-name="ch1">
        <chart:plot-area chart:style-name="ch2" table:cell-range-address="Sheet1.B15:Sheet1.L23" chart:data-source-has-labels="column" svg:x="0.32cm" svg:y="0.18cm" svg:width="15.37cm" svg:height="8.642cm">
          <chartooo:coordinate-region svg:x="1.398cm" svg:y="0.388cm" svg:width="13.98cm" svg:height="7.77cm"/>
          <chart:axis chart:dimension="x" chart:name="primary-x" chart:style-name="ch3" chartooo:axis-type="auto">
            <chartooo:date-scale/>
            <chart:categories table:cell-range-address="Sheet1.B15:Sheet1.B2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15:Sheet1.C23" chart:class="chart:line">
            <chart:data-point chart:repeated="9"/>
          </chart:series>
          <chart:series chart:style-name="ch6" chart:values-cell-range-address="Sheet1.D15:Sheet1.D23" chart:class="chart:line">
            <chart:data-point chart:repeated="9"/>
          </chart:series>
          <chart:series chart:style-name="ch7" chart:values-cell-range-address="Sheet1.E15:Sheet1.E23" chart:class="chart:line">
            <chart:data-point chart:repeated="9"/>
          </chart:series>
          <chart:series chart:style-name="ch8" chart:values-cell-range-address="Sheet1.F15:Sheet1.F23" chart:class="chart:line">
            <chart:data-point chart:repeated="9"/>
          </chart:series>
          <chart:series chart:style-name="ch9" chart:values-cell-range-address="Sheet1.G15:Sheet1.G23" chart:class="chart:line">
            <chart:data-point chart:repeated="9"/>
          </chart:series>
          <chart:series chart:style-name="ch10" chart:values-cell-range-address="Sheet1.H15:Sheet1.H23" chart:class="chart:line">
            <chart:data-point chart:repeated="9"/>
          </chart:series>
          <chart:series chart:style-name="ch11" chart:values-cell-range-address="Sheet1.I15:Sheet1.I23" chart:class="chart:line">
            <chart:data-point chart:repeated="9"/>
          </chart:series>
          <chart:series chart:style-name="ch12" chart:values-cell-range-address="Sheet1.J15:Sheet1.J23" chart:class="chart:line">
            <chart:data-point chart:repeated="9"/>
          </chart:series>
          <chart:series chart:style-name="ch13" chart:values-cell-range-address="Sheet1.K15:Sheet1.K23" chart:class="chart:line">
            <chart:data-point chart:repeated="9"/>
          </chart:series>
          <chart:series chart:style-name="ch14" chart:values-cell-range-address="Sheet1.L15:Sheet1.L23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15:Sheet1.B23</svg:desc>
                </draw:g>
              </table:table-cell>
              <table:table-cell office:value-type="float" office:value="6.215652">
                <text:p>6.215652</text:p>
                <draw:g>
                  <svg:desc>Sheet1.C15:Sheet1.C23</svg:desc>
                </draw:g>
              </table:table-cell>
              <table:table-cell office:value-type="float" office:value="5.710822">
                <text:p>5.710822</text:p>
                <draw:g>
                  <svg:desc>Sheet1.D15:Sheet1.D23</svg:desc>
                </draw:g>
              </table:table-cell>
              <table:table-cell office:value-type="float" office:value="5.416937">
                <text:p>5.416937</text:p>
                <draw:g>
                  <svg:desc>Sheet1.E15:Sheet1.E23</svg:desc>
                </draw:g>
              </table:table-cell>
              <table:table-cell office:value-type="float" office:value="4.759913">
                <text:p>4.759913</text:p>
                <draw:g>
                  <svg:desc>Sheet1.F15:Sheet1.F23</svg:desc>
                </draw:g>
              </table:table-cell>
              <table:table-cell office:value-type="float" office:value="7.837465">
                <text:p>7.837465</text:p>
                <draw:g>
                  <svg:desc>Sheet1.G15:Sheet1.G23</svg:desc>
                </draw:g>
              </table:table-cell>
              <table:table-cell office:value-type="float" office:value="3.888836">
                <text:p>3.888836</text:p>
                <draw:g>
                  <svg:desc>Sheet1.H15:Sheet1.H23</svg:desc>
                </draw:g>
              </table:table-cell>
              <table:table-cell office:value-type="float" office:value="5.757106">
                <text:p>5.757106</text:p>
                <draw:g>
                  <svg:desc>Sheet1.I15:Sheet1.I23</svg:desc>
                </draw:g>
              </table:table-cell>
              <table:table-cell office:value-type="float" office:value="6.804007">
                <text:p>6.804007</text:p>
                <draw:g>
                  <svg:desc>Sheet1.J15:Sheet1.J23</svg:desc>
                </draw:g>
              </table:table-cell>
              <table:table-cell office:value-type="float" office:value="4.079158">
                <text:p>4.079158</text:p>
                <draw:g>
                  <svg:desc>Sheet1.K15:Sheet1.K23</svg:desc>
                </draw:g>
              </table:table-cell>
              <table:table-cell office:value-type="float" office:value="8.234175">
                <text:p>8.234175</text:p>
                <draw:g>
                  <svg:desc>Sheet1.L15:Sheet1.L23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.335779">
                <text:p>24.335779</text:p>
              </table:table-cell>
              <table:table-cell office:value-type="float" office:value="25.246392">
                <text:p>25.246392</text:p>
              </table:table-cell>
              <table:table-cell office:value-type="float" office:value="20.813038">
                <text:p>20.813038</text:p>
              </table:table-cell>
              <table:table-cell office:value-type="float" office:value="27.33598">
                <text:p>27.33598</text:p>
              </table:table-cell>
              <table:table-cell office:value-type="float" office:value="17.38968">
                <text:p>17.38968</text:p>
              </table:table-cell>
              <table:table-cell office:value-type="float" office:value="19.732689">
                <text:p>19.732689</text:p>
              </table:table-cell>
              <table:table-cell office:value-type="float" office:value="28.885356">
                <text:p>28.885356</text:p>
              </table:table-cell>
              <table:table-cell office:value-type="float" office:value="26.736902">
                <text:p>26.736902</text:p>
              </table:table-cell>
              <table:table-cell office:value-type="float" office:value="27.791697">
                <text:p>27.791697</text:p>
              </table:table-cell>
              <table:table-cell office:value-type="float" office:value="16.870382">
                <text:p>16.8703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1.184985">
                <text:p>71.184985</text:p>
              </table:table-cell>
              <table:table-cell office:value-type="float" office:value="67.950306">
                <text:p>67.950306</text:p>
              </table:table-cell>
              <table:table-cell office:value-type="float" office:value="67.645022">
                <text:p>67.645022</text:p>
              </table:table-cell>
              <table:table-cell office:value-type="float" office:value="66.300733">
                <text:p>66.300733</text:p>
              </table:table-cell>
              <table:table-cell office:value-type="float" office:value="61.766444">
                <text:p>61.766444</text:p>
              </table:table-cell>
              <table:table-cell office:value-type="float" office:value="49.383863">
                <text:p>49.383863</text:p>
              </table:table-cell>
              <table:table-cell office:value-type="float" office:value="45.821344">
                <text:p>45.821344</text:p>
              </table:table-cell>
              <table:table-cell office:value-type="float" office:value="76.15857">
                <text:p>76.15857</text:p>
              </table:table-cell>
              <table:table-cell office:value-type="float" office:value="67.604332">
                <text:p>67.604332</text:p>
              </table:table-cell>
              <table:table-cell office:value-type="float" office:value="42.97779">
                <text:p>42.977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0.102743">
                <text:p>140.102743</text:p>
              </table:table-cell>
              <table:table-cell office:value-type="float" office:value="129.152832">
                <text:p>129.152832</text:p>
              </table:table-cell>
              <table:table-cell office:value-type="float" office:value="125.749948">
                <text:p>125.749948</text:p>
              </table:table-cell>
              <table:table-cell office:value-type="float" office:value="127.640784">
                <text:p>127.640784</text:p>
              </table:table-cell>
              <table:table-cell office:value-type="float" office:value="112.068495">
                <text:p>112.068495</text:p>
              </table:table-cell>
              <table:table-cell office:value-type="float" office:value="141.203646">
                <text:p>141.203646</text:p>
              </table:table-cell>
              <table:table-cell office:value-type="float" office:value="144.258814">
                <text:p>144.258814</text:p>
              </table:table-cell>
              <table:table-cell office:value-type="float" office:value="108.67273">
                <text:p>108.67273</text:p>
              </table:table-cell>
              <table:table-cell office:value-type="float" office:value="156.512112">
                <text:p>156.512112</text:p>
              </table:table-cell>
              <table:table-cell office:value-type="float" office:value="109.204012">
                <text:p>109.2040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2.33928">
                <text:p>452.33928</text:p>
              </table:table-cell>
              <table:table-cell office:value-type="float" office:value="298.797669">
                <text:p>298.797669</text:p>
              </table:table-cell>
              <table:table-cell office:value-type="float" office:value="230.40434">
                <text:p>230.40434</text:p>
              </table:table-cell>
              <table:table-cell office:value-type="float" office:value="217.383698">
                <text:p>217.383698</text:p>
              </table:table-cell>
              <table:table-cell office:value-type="float" office:value="258.735394">
                <text:p>258.735394</text:p>
              </table:table-cell>
              <table:table-cell office:value-type="float" office:value="194.986005">
                <text:p>194.986005</text:p>
              </table:table-cell>
              <table:table-cell office:value-type="float" office:value="290.960747">
                <text:p>290.960747</text:p>
              </table:table-cell>
              <table:table-cell office:value-type="float" office:value="258.783821">
                <text:p>258.783821</text:p>
              </table:table-cell>
              <table:table-cell office:value-type="float" office:value="323.825672">
                <text:p>323.825672</text:p>
              </table:table-cell>
              <table:table-cell office:value-type="float" office:value="310.578404">
                <text:p>310.57840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93.721209">
                <text:p>493.721209</text:p>
              </table:table-cell>
              <table:table-cell office:value-type="float" office:value="485.227245">
                <text:p>485.227245</text:p>
              </table:table-cell>
              <table:table-cell office:value-type="float" office:value="527.891702">
                <text:p>527.891702</text:p>
              </table:table-cell>
              <table:table-cell office:value-type="float" office:value="428.372792">
                <text:p>428.372792</text:p>
              </table:table-cell>
              <table:table-cell office:value-type="float" office:value="453.907584">
                <text:p>453.907584</text:p>
              </table:table-cell>
              <table:table-cell office:value-type="float" office:value="333.059657">
                <text:p>333.059657</text:p>
              </table:table-cell>
              <table:table-cell office:value-type="float" office:value="342.733354">
                <text:p>342.733354</text:p>
              </table:table-cell>
              <table:table-cell office:value-type="float" office:value="344.737326">
                <text:p>344.737326</text:p>
              </table:table-cell>
              <table:table-cell office:value-type="float" office:value="472.949435">
                <text:p>472.949435</text:p>
              </table:table-cell>
              <table:table-cell office:value-type="float" office:value="360.277178">
                <text:p>360.2771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2.490582">
                <text:p>832.490582</text:p>
              </table:table-cell>
              <table:table-cell office:value-type="float" office:value="681.698311">
                <text:p>681.698311</text:p>
              </table:table-cell>
              <table:table-cell office:value-type="float" office:value="980.307442">
                <text:p>980.307442</text:p>
              </table:table-cell>
              <table:table-cell office:value-type="float" office:value="962.942051">
                <text:p>962.942051</text:p>
              </table:table-cell>
              <table:table-cell office:value-type="float" office:value="940.828611">
                <text:p>940.828611</text:p>
              </table:table-cell>
              <table:table-cell office:value-type="float" office:value="441.747324">
                <text:p>441.747324</text:p>
              </table:table-cell>
              <table:table-cell office:value-type="float" office:value="586.441853">
                <text:p>586.441853</text:p>
              </table:table-cell>
              <table:table-cell office:value-type="float" office:value="580.103943">
                <text:p>580.103943</text:p>
              </table:table-cell>
              <table:table-cell office:value-type="float" office:value="792.766527">
                <text:p>792.766527</text:p>
              </table:table-cell>
              <table:table-cell office:value-type="float" office:value="564.687835">
                <text:p>564.68783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67.82696">
                <text:p>1167.82696</text:p>
              </table:table-cell>
              <table:table-cell office:value-type="float" office:value="1195.692746">
                <text:p>1195.692746</text:p>
              </table:table-cell>
              <table:table-cell office:value-type="float" office:value="1484.161937">
                <text:p>1484.161937</text:p>
              </table:table-cell>
              <table:table-cell office:value-type="float" office:value="1097.597044">
                <text:p>1097.597044</text:p>
              </table:table-cell>
              <table:table-cell office:value-type="float" office:value="992.325619">
                <text:p>992.325619</text:p>
              </table:table-cell>
              <table:table-cell office:value-type="float" office:value="1299.802878">
                <text:p>1299.802878</text:p>
              </table:table-cell>
              <table:table-cell office:value-type="float" office:value="1209.622739">
                <text:p>1209.622739</text:p>
              </table:table-cell>
              <table:table-cell office:value-type="float" office:value="852.852385">
                <text:p>852.852385</text:p>
              </table:table-cell>
              <table:table-cell office:value-type="float" office:value="1183.415069">
                <text:p>1183.415069</text:p>
              </table:table-cell>
              <table:table-cell office:value-type="float" office:value="1061.751001">
                <text:p>1061.7510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67.689578">
                <text:p>1567.689578</text:p>
              </table:table-cell>
              <table:table-cell office:value-type="float" office:value="2197.390996">
                <text:p>2197.390996</text:p>
              </table:table-cell>
              <table:table-cell office:value-type="float" office:value="2058.584973">
                <text:p>2058.584973</text:p>
              </table:table-cell>
              <table:table-cell office:value-type="float" office:value="1746.74489">
                <text:p>1746.74489</text:p>
              </table:table-cell>
              <table:table-cell office:value-type="float" office:value="1301.805734">
                <text:p>1301.805734</text:p>
              </table:table-cell>
              <table:table-cell office:value-type="float" office:value="1345.59264">
                <text:p>1345.59264</text:p>
              </table:table-cell>
              <table:table-cell office:value-type="float" office:value="1725.422843">
                <text:p>1725.422843</text:p>
              </table:table-cell>
              <table:table-cell office:value-type="float" office:value="1537.696918">
                <text:p>1537.696918</text:p>
              </table:table-cell>
              <table:table-cell office:value-type="float" office:value="1679.109892">
                <text:p>1679.109892</text:p>
              </table:table-cell>
              <table:table-cell office:value-type="float" office:value="1965.919257">
                <text:p>1965.919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plot-area chart:style-name="ch2" table:cell-range-address="Sheet1.O21:Sheet1.Y35" chart:data-source-has-labels="column" svg:x="0.32cm" svg:y="0.18cm" svg:width="15.361cm" svg:height="8.645cm">
          <chartooo:coordinate-region svg:x="0.984cm" svg:y="0.388cm" svg:width="14.385cm" svg:height="7.773cm"/>
          <chart:axis chart:dimension="x" chart:name="primary-x" chart:style-name="ch3" chartooo:axis-type="auto">
            <chartooo:date-scale/>
            <chart:categories table:cell-range-address="Sheet1.O21:Sheet1.O3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P21:Sheet1.P35" chart:class="chart:line">
            <chart:data-point chart:repeated="15"/>
          </chart:series>
          <chart:series chart:style-name="ch6" chart:values-cell-range-address="Sheet1.Q21:Sheet1.Q35" chart:class="chart:line">
            <chart:data-point chart:repeated="15"/>
          </chart:series>
          <chart:series chart:style-name="ch7" chart:values-cell-range-address="Sheet1.R21:Sheet1.R35" chart:class="chart:line">
            <chart:data-point chart:repeated="15"/>
          </chart:series>
          <chart:series chart:style-name="ch8" chart:values-cell-range-address="Sheet1.S21:Sheet1.S35" chart:class="chart:line">
            <chart:data-point chart:repeated="15"/>
          </chart:series>
          <chart:series chart:style-name="ch9" chart:values-cell-range-address="Sheet1.T21:Sheet1.T35" chart:class="chart:line">
            <chart:data-point chart:repeated="15"/>
          </chart:series>
          <chart:series chart:style-name="ch10" chart:values-cell-range-address="Sheet1.U21:Sheet1.U35" chart:class="chart:line">
            <chart:data-point chart:repeated="15"/>
          </chart:series>
          <chart:series chart:style-name="ch11" chart:values-cell-range-address="Sheet1.V21:Sheet1.V35" chart:class="chart:line">
            <chart:data-point chart:repeated="15"/>
          </chart:series>
          <chart:series chart:style-name="ch12" chart:values-cell-range-address="Sheet1.W21:Sheet1.W35" chart:class="chart:line">
            <chart:data-point chart:repeated="15"/>
          </chart:series>
          <chart:series chart:style-name="ch13" chart:values-cell-range-address="Sheet1.X21:Sheet1.X35" chart:class="chart:line">
            <chart:data-point chart:repeated="15"/>
          </chart:series>
          <chart:series chart:style-name="ch14" chart:values-cell-range-address="Sheet1.Y21:Sheet1.Y3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1.2">
                <text:p/>
                <draw:g>
                  <svg:desc>Sheet1.O21:Sheet1.O35</svg:desc>
                </draw:g>
              </table:table-cell>
              <table:table-cell office:value-type="float" office:value="6.021224">
                <text:p>6.021224</text:p>
                <draw:g>
                  <svg:desc>Sheet1.P21:Sheet1.P35</svg:desc>
                </draw:g>
              </table:table-cell>
              <table:table-cell office:value-type="float" office:value="9.68754">
                <text:p>9.68754</text:p>
                <draw:g>
                  <svg:desc>Sheet1.Q21:Sheet1.Q35</svg:desc>
                </draw:g>
              </table:table-cell>
              <table:table-cell office:value-type="float" office:value="5.093395">
                <text:p>5.093395</text:p>
                <draw:g>
                  <svg:desc>Sheet1.R21:Sheet1.R35</svg:desc>
                </draw:g>
              </table:table-cell>
              <table:table-cell office:value-type="float" office:value="4.233538">
                <text:p>4.233538</text:p>
                <draw:g>
                  <svg:desc>Sheet1.S21:Sheet1.S35</svg:desc>
                </draw:g>
              </table:table-cell>
              <table:table-cell office:value-type="float" office:value="9.318812">
                <text:p>9.318812</text:p>
                <draw:g>
                  <svg:desc>Sheet1.T21:Sheet1.T35</svg:desc>
                </draw:g>
              </table:table-cell>
              <table:table-cell office:value-type="float" office:value="4.49205">
                <text:p>4.49205</text:p>
                <draw:g>
                  <svg:desc>Sheet1.U21:Sheet1.U35</svg:desc>
                </draw:g>
              </table:table-cell>
              <table:table-cell office:value-type="float" office:value="5.60908">
                <text:p>5.60908</text:p>
                <draw:g>
                  <svg:desc>Sheet1.V21:Sheet1.V35</svg:desc>
                </draw:g>
              </table:table-cell>
              <table:table-cell office:value-type="float" office:value="8.475951">
                <text:p>8.475951</text:p>
                <draw:g>
                  <svg:desc>Sheet1.W21:Sheet1.W35</svg:desc>
                </draw:g>
              </table:table-cell>
              <table:table-cell office:value-type="float" office:value="5.024689">
                <text:p>5.024689</text:p>
                <draw:g>
                  <svg:desc>Sheet1.X21:Sheet1.X35</svg:desc>
                </draw:g>
              </table:table-cell>
              <table:table-cell office:value-type="float" office:value="15.427203">
                <text:p>15.427203</text:p>
                <draw:g>
                  <svg:desc>Sheet1.Y21:Sheet1.Y35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9.964466">
                <text:p>9.964466</text:p>
              </table:table-cell>
              <table:table-cell office:value-type="float" office:value="14.916735">
                <text:p>14.916735</text:p>
              </table:table-cell>
              <table:table-cell office:value-type="float" office:value="11.721835">
                <text:p>11.721835</text:p>
              </table:table-cell>
              <table:table-cell office:value-type="float" office:value="5.458946">
                <text:p>5.458946</text:p>
              </table:table-cell>
              <table:table-cell office:value-type="float" office:value="10.233601">
                <text:p>10.233601</text:p>
              </table:table-cell>
              <table:table-cell office:value-type="float" office:value="13.164276">
                <text:p>13.164276</text:p>
              </table:table-cell>
              <table:table-cell office:value-type="float" office:value="9.875219">
                <text:p>9.875219</text:p>
              </table:table-cell>
              <table:table-cell office:value-type="float" office:value="9.571492">
                <text:p>9.571492</text:p>
              </table:table-cell>
              <table:table-cell office:value-type="float" office:value="13.036534">
                <text:p>13.036534</text:p>
              </table:table-cell>
              <table:table-cell office:value-type="float" office:value="14.149631">
                <text:p>14.14963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2.283906">
                <text:p>12.283906</text:p>
              </table:table-cell>
              <table:table-cell office:value-type="float" office:value="18.306573">
                <text:p>18.306573</text:p>
              </table:table-cell>
              <table:table-cell office:value-type="float" office:value="11.173591">
                <text:p>11.173591</text:p>
              </table:table-cell>
              <table:table-cell office:value-type="float" office:value="9.975134">
                <text:p>9.975134</text:p>
              </table:table-cell>
              <table:table-cell office:value-type="float" office:value="5.408155">
                <text:p>5.408155</text:p>
              </table:table-cell>
              <table:table-cell office:value-type="float" office:value="18.995887">
                <text:p>18.995887</text:p>
              </table:table-cell>
              <table:table-cell office:value-type="float" office:value="19.814703">
                <text:p>19.814703</text:p>
              </table:table-cell>
              <table:table-cell office:value-type="float" office:value="15.920064">
                <text:p>15.920064</text:p>
              </table:table-cell>
              <table:table-cell office:value-type="float" office:value="13.248423">
                <text:p>13.248423</text:p>
              </table:table-cell>
              <table:table-cell office:value-type="float" office:value="26.275933">
                <text:p>26.275933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5.385697">
                <text:p>15.385697</text:p>
              </table:table-cell>
              <table:table-cell office:value-type="float" office:value="28.887826">
                <text:p>28.887826</text:p>
              </table:table-cell>
              <table:table-cell office:value-type="float" office:value="16.672698">
                <text:p>16.672698</text:p>
              </table:table-cell>
              <table:table-cell office:value-type="float" office:value="9.696512">
                <text:p>9.696512</text:p>
              </table:table-cell>
              <table:table-cell office:value-type="float" office:value="15.351478">
                <text:p>15.351478</text:p>
              </table:table-cell>
              <table:table-cell office:value-type="float" office:value="19.744149">
                <text:p>19.744149</text:p>
              </table:table-cell>
              <table:table-cell office:value-type="float" office:value="23.898626">
                <text:p>23.898626</text:p>
              </table:table-cell>
              <table:table-cell office:value-type="float" office:value="24.971361">
                <text:p>24.971361</text:p>
              </table:table-cell>
              <table:table-cell office:value-type="float" office:value="20.043122">
                <text:p>20.043122</text:p>
              </table:table-cell>
              <table:table-cell office:value-type="float" office:value="24.883118">
                <text:p>24.8831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962011">
                <text:p>22.962011</text:p>
              </table:table-cell>
              <table:table-cell office:value-type="float" office:value="29.919064">
                <text:p>29.919064</text:p>
              </table:table-cell>
              <table:table-cell office:value-type="float" office:value="21.931885">
                <text:p>21.931885</text:p>
              </table:table-cell>
              <table:table-cell office:value-type="float" office:value="21.969846">
                <text:p>21.969846</text:p>
              </table:table-cell>
              <table:table-cell office:value-type="float" office:value="13.746148">
                <text:p>13.746148</text:p>
              </table:table-cell>
              <table:table-cell office:value-type="float" office:value="22.316637">
                <text:p>22.316637</text:p>
              </table:table-cell>
              <table:table-cell office:value-type="float" office:value="32.591584">
                <text:p>32.591584</text:p>
              </table:table-cell>
              <table:table-cell office:value-type="float" office:value="18.145741">
                <text:p>18.145741</text:p>
              </table:table-cell>
              <table:table-cell office:value-type="float" office:value="23.229631">
                <text:p>23.229631</text:p>
              </table:table-cell>
              <table:table-cell office:value-type="float" office:value="38.363779">
                <text:p>38.363779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4.270666">
                <text:p>24.270666</text:p>
              </table:table-cell>
              <table:table-cell office:value-type="float" office:value="26.037861">
                <text:p>26.037861</text:p>
              </table:table-cell>
              <table:table-cell office:value-type="float" office:value="30.990891">
                <text:p>30.990891</text:p>
              </table:table-cell>
              <table:table-cell office:value-type="float" office:value="19.667089">
                <text:p>19.667089</text:p>
              </table:table-cell>
              <table:table-cell office:value-type="float" office:value="29.820309">
                <text:p>29.820309</text:p>
              </table:table-cell>
              <table:table-cell office:value-type="float" office:value="19.374463">
                <text:p>19.374463</text:p>
              </table:table-cell>
              <table:table-cell office:value-type="float" office:value="30.90062">
                <text:p>30.90062</text:p>
              </table:table-cell>
              <table:table-cell office:value-type="float" office:value="27.446257">
                <text:p>27.446257</text:p>
              </table:table-cell>
              <table:table-cell office:value-type="float" office:value="28.579949">
                <text:p>28.579949</text:p>
              </table:table-cell>
              <table:table-cell office:value-type="float" office:value="37.466593">
                <text:p>37.46659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4.65908">
                <text:p>24.65908</text:p>
              </table:table-cell>
              <table:table-cell office:value-type="float" office:value="32.481043">
                <text:p>32.481043</text:p>
              </table:table-cell>
              <table:table-cell office:value-type="float" office:value="35.576323">
                <text:p>35.576323</text:p>
              </table:table-cell>
              <table:table-cell office:value-type="float" office:value="31.552867">
                <text:p>31.552867</text:p>
              </table:table-cell>
              <table:table-cell office:value-type="float" office:value="34.93644">
                <text:p>34.93644</text:p>
              </table:table-cell>
              <table:table-cell office:value-type="float" office:value="23.5452">
                <text:p>23.5452</text:p>
              </table:table-cell>
              <table:table-cell office:value-type="float" office:value="37.482829">
                <text:p>37.482829</text:p>
              </table:table-cell>
              <table:table-cell office:value-type="float" office:value="26.614743">
                <text:p>26.614743</text:p>
              </table:table-cell>
              <table:table-cell office:value-type="float" office:value="46.213956">
                <text:p>46.213956</text:p>
              </table:table-cell>
              <table:table-cell office:value-type="float" office:value="45.30879">
                <text:p>45.30879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3.993064">
                <text:p>33.993064</text:p>
              </table:table-cell>
              <table:table-cell office:value-type="float" office:value="57.542272">
                <text:p>57.542272</text:p>
              </table:table-cell>
              <table:table-cell office:value-type="float" office:value="22.843442">
                <text:p>22.843442</text:p>
              </table:table-cell>
              <table:table-cell office:value-type="float" office:value="34.929976">
                <text:p>34.929976</text:p>
              </table:table-cell>
              <table:table-cell office:value-type="float" office:value="37.090837">
                <text:p>37.090837</text:p>
              </table:table-cell>
              <table:table-cell office:value-type="float" office:value="33.103467">
                <text:p>33.103467</text:p>
              </table:table-cell>
              <table:table-cell office:value-type="float" office:value="42.161735">
                <text:p>42.161735</text:p>
              </table:table-cell>
              <table:table-cell office:value-type="float" office:value="32.202403">
                <text:p>32.202403</text:p>
              </table:table-cell>
              <table:table-cell office:value-type="float" office:value="46.124452">
                <text:p>46.124452</text:p>
              </table:table-cell>
              <table:table-cell office:value-type="float" office:value="64.79292">
                <text:p>64.79292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44.882139">
                <text:p>44.882139</text:p>
              </table:table-cell>
              <table:table-cell office:value-type="float" office:value="58.94158">
                <text:p>58.94158</text:p>
              </table:table-cell>
              <table:table-cell office:value-type="float" office:value="42.642092">
                <text:p>42.642092</text:p>
              </table:table-cell>
              <table:table-cell office:value-type="float" office:value="38.802918">
                <text:p>38.802918</text:p>
              </table:table-cell>
              <table:table-cell office:value-type="float" office:value="41.193486">
                <text:p>41.193486</text:p>
              </table:table-cell>
              <table:table-cell office:value-type="float" office:value="38.929746">
                <text:p>38.929746</text:p>
              </table:table-cell>
              <table:table-cell office:value-type="float" office:value="40.733262">
                <text:p>40.733262</text:p>
              </table:table-cell>
              <table:table-cell office:value-type="float" office:value="42.396931">
                <text:p>42.396931</text:p>
              </table:table-cell>
              <table:table-cell office:value-type="float" office:value="54.619713">
                <text:p>54.619713</text:p>
              </table:table-cell>
              <table:table-cell office:value-type="float" office:value="46.967846">
                <text:p>46.967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7.300229">
                <text:p>57.300229</text:p>
              </table:table-cell>
              <table:table-cell office:value-type="float" office:value="52.208726">
                <text:p>52.208726</text:p>
              </table:table-cell>
              <table:table-cell office:value-type="float" office:value="46.492398">
                <text:p>46.492398</text:p>
              </table:table-cell>
              <table:table-cell office:value-type="float" office:value="46.398957">
                <text:p>46.398957</text:p>
              </table:table-cell>
              <table:table-cell office:value-type="float" office:value="54.435744">
                <text:p>54.435744</text:p>
              </table:table-cell>
              <table:table-cell office:value-type="float" office:value="60.66956">
                <text:p>60.66956</text:p>
              </table:table-cell>
              <table:table-cell office:value-type="float" office:value="62.406155">
                <text:p>62.406155</text:p>
              </table:table-cell>
              <table:table-cell office:value-type="float" office:value="62.474111">
                <text:p>62.474111</text:p>
              </table:table-cell>
              <table:table-cell office:value-type="float" office:value="57.974096">
                <text:p>57.974096</text:p>
              </table:table-cell>
              <table:table-cell office:value-type="float" office:value="66.004287">
                <text:p>66.004287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54.847142">
                <text:p>54.847142</text:p>
              </table:table-cell>
              <table:table-cell office:value-type="float" office:value="64.57764">
                <text:p>64.57764</text:p>
              </table:table-cell>
              <table:table-cell office:value-type="float" office:value="55.833827">
                <text:p>55.833827</text:p>
              </table:table-cell>
              <table:table-cell office:value-type="float" office:value="35.890858">
                <text:p>35.890858</text:p>
              </table:table-cell>
              <table:table-cell office:value-type="float" office:value="58.935281">
                <text:p>58.935281</text:p>
              </table:table-cell>
              <table:table-cell office:value-type="float" office:value="48.367479">
                <text:p>48.367479</text:p>
              </table:table-cell>
              <table:table-cell office:value-type="float" office:value="75.553306">
                <text:p>75.553306</text:p>
              </table:table-cell>
              <table:table-cell office:value-type="float" office:value="79.136732">
                <text:p>79.136732</text:p>
              </table:table-cell>
              <table:table-cell office:value-type="float" office:value="66.974198">
                <text:p>66.974198</text:p>
              </table:table-cell>
              <table:table-cell office:value-type="float" office:value="69.143092">
                <text:p>69.143092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71.011082">
                <text:p>71.011082</text:p>
              </table:table-cell>
              <table:table-cell office:value-type="float" office:value="66.453659">
                <text:p>66.453659</text:p>
              </table:table-cell>
              <table:table-cell office:value-type="float" office:value="69.258617">
                <text:p>69.258617</text:p>
              </table:table-cell>
              <table:table-cell office:value-type="float" office:value="52.310749">
                <text:p>52.310749</text:p>
              </table:table-cell>
              <table:table-cell office:value-type="float" office:value="73.323375">
                <text:p>73.323375</text:p>
              </table:table-cell>
              <table:table-cell office:value-type="float" office:value="77.215953">
                <text:p>77.215953</text:p>
              </table:table-cell>
              <table:table-cell office:value-type="float" office:value="64.268252">
                <text:p>64.268252</text:p>
              </table:table-cell>
              <table:table-cell office:value-type="float" office:value="79.042604">
                <text:p>79.042604</text:p>
              </table:table-cell>
              <table:table-cell office:value-type="float" office:value="78.094965">
                <text:p>78.094965</text:p>
              </table:table-cell>
              <table:table-cell office:value-type="float" office:value="70.239604">
                <text:p>70.239604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83.557404">
                <text:p>83.557404</text:p>
              </table:table-cell>
              <table:table-cell office:value-type="float" office:value="92.959673">
                <text:p>92.959673</text:p>
              </table:table-cell>
              <table:table-cell office:value-type="float" office:value="63.960003">
                <text:p>63.960003</text:p>
              </table:table-cell>
              <table:table-cell office:value-type="float" office:value="50.482434">
                <text:p>50.482434</text:p>
              </table:table-cell>
              <table:table-cell office:value-type="float" office:value="69.523336">
                <text:p>69.523336</text:p>
              </table:table-cell>
              <table:table-cell office:value-type="float" office:value="55.285423">
                <text:p>55.285423</text:p>
              </table:table-cell>
              <table:table-cell office:value-type="float" office:value="105.044521">
                <text:p>105.044521</text:p>
              </table:table-cell>
              <table:table-cell office:value-type="float" office:value="87.660718">
                <text:p>87.660718</text:p>
              </table:table-cell>
              <table:table-cell office:value-type="float" office:value="76.149182">
                <text:p>76.149182</text:p>
              </table:table-cell>
              <table:table-cell office:value-type="float" office:value="70.421322">
                <text:p>70.421322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90.675704">
                <text:p>90.675704</text:p>
              </table:table-cell>
              <table:table-cell office:value-type="float" office:value="106.57624">
                <text:p>106.57624</text:p>
              </table:table-cell>
              <table:table-cell office:value-type="float" office:value="91.793787">
                <text:p>91.793787</text:p>
              </table:table-cell>
              <table:table-cell office:value-type="float" office:value="71.913837">
                <text:p>71.913837</text:p>
              </table:table-cell>
              <table:table-cell office:value-type="float" office:value="76.734824">
                <text:p>76.734824</text:p>
              </table:table-cell>
              <table:table-cell office:value-type="float" office:value="59.880473">
                <text:p>59.880473</text:p>
              </table:table-cell>
              <table:table-cell office:value-type="float" office:value="110.954891">
                <text:p>110.954891</text:p>
              </table:table-cell>
              <table:table-cell office:value-type="float" office:value="99.809204">
                <text:p>99.809204</text:p>
              </table:table-cell>
              <table:table-cell office:value-type="float" office:value="95.411948">
                <text:p>95.411948</text:p>
              </table:table-cell>
              <table:table-cell office:value-type="float" office:value="69.585668">
                <text:p>69.5856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7.387977">
                <text:p>77.387977</text:p>
              </table:table-cell>
              <table:table-cell office:value-type="float" office:value="106.600226">
                <text:p>106.600226</text:p>
              </table:table-cell>
              <table:table-cell office:value-type="float" office:value="83.396639">
                <text:p>83.396639</text:p>
              </table:table-cell>
              <table:table-cell office:value-type="float" office:value="84.539027">
                <text:p>84.539027</text:p>
              </table:table-cell>
              <table:table-cell office:value-type="float" office:value="90.243808">
                <text:p>90.243808</text:p>
              </table:table-cell>
              <table:table-cell office:value-type="float" office:value="84.963698">
                <text:p>84.963698</text:p>
              </table:table-cell>
              <table:table-cell office:value-type="float" office:value="112.585451">
                <text:p>112.585451</text:p>
              </table:table-cell>
              <table:table-cell office:value-type="float" office:value="123.511081">
                <text:p>123.511081</text:p>
              </table:table-cell>
              <table:table-cell office:value-type="float" office:value="93.881158">
                <text:p>93.881158</text:p>
              </table:table-cell>
              <table:table-cell office:value-type="float" office:value="88.002914">
                <text:p>88.002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.002cm" xlink:href=".." xlink:type="simple" chart:class="chart:line" chart:style-name="ch1">
        <chart:plot-area chart:style-name="ch2" table:cell-range-address="Sheet1.AA3:Sheet1.AK17" chart:data-source-has-labels="column" svg:x="0.32cm" svg:y="0.18cm" svg:width="15.371cm" svg:height="8.642cm">
          <chartooo:coordinate-region svg:x="1.191cm" svg:y="0.389cm" svg:width="14.188cm" svg:height="7.769cm"/>
          <chart:axis chart:dimension="x" chart:name="primary-x" chart:style-name="ch3" chartooo:axis-type="auto">
            <chartooo:date-scale/>
            <chart:categories table:cell-range-address="Sheet1.AA3:Sheet1.AA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AB3:Sheet1.AB17" chart:class="chart:line">
            <chart:data-point chart:repeated="15"/>
          </chart:series>
          <chart:series chart:style-name="ch6" chart:values-cell-range-address="Sheet1.AC3:Sheet1.AC17" chart:class="chart:line">
            <chart:data-point chart:repeated="15"/>
          </chart:series>
          <chart:series chart:style-name="ch7" chart:values-cell-range-address="Sheet1.AD3:Sheet1.AD17" chart:class="chart:line">
            <chart:data-point chart:repeated="15"/>
          </chart:series>
          <chart:series chart:style-name="ch8" chart:values-cell-range-address="Sheet1.AE3:Sheet1.AE17" chart:class="chart:line">
            <chart:data-point chart:repeated="15"/>
          </chart:series>
          <chart:series chart:style-name="ch9" chart:values-cell-range-address="Sheet1.AF3:Sheet1.AF17" chart:class="chart:line">
            <chart:data-point chart:repeated="15"/>
          </chart:series>
          <chart:series chart:style-name="ch10" chart:values-cell-range-address="Sheet1.AG3:Sheet1.AG17" chart:class="chart:line">
            <chart:data-point chart:repeated="15"/>
          </chart:series>
          <chart:series chart:style-name="ch11" chart:values-cell-range-address="Sheet1.AH3:Sheet1.AH17" chart:class="chart:line">
            <chart:data-point chart:repeated="15"/>
          </chart:series>
          <chart:series chart:style-name="ch12" chart:values-cell-range-address="Sheet1.AI3:Sheet1.AI17" chart:class="chart:line">
            <chart:data-point chart:repeated="15"/>
          </chart:series>
          <chart:series chart:style-name="ch13" chart:values-cell-range-address="Sheet1.AJ3:Sheet1.AJ17" chart:class="chart:line">
            <chart:data-point chart:repeated="15"/>
          </chart:series>
          <chart:series chart:style-name="ch14" chart:values-cell-range-address="Sheet1.AK3:Sheet1.AK17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float" office:value="1.2">
                <text:p/>
                <draw:g>
                  <svg:desc>Sheet1.AA3:Sheet1.AA17</svg:desc>
                </draw:g>
              </table:table-cell>
              <table:table-cell office:value-type="float" office:value="961.25">
                <text:p>961.25</text:p>
                <draw:g>
                  <svg:desc>Sheet1.AB3:Sheet1.AB17</svg:desc>
                </draw:g>
              </table:table-cell>
              <table:table-cell office:value-type="float" office:value="1023.265">
                <text:p>1023.265</text:p>
                <draw:g>
                  <svg:desc>Sheet1.AC3:Sheet1.AC17</svg:desc>
                </draw:g>
              </table:table-cell>
              <table:table-cell office:value-type="float" office:value="893.075">
                <text:p>893.075</text:p>
                <draw:g>
                  <svg:desc>Sheet1.AD3:Sheet1.AD17</svg:desc>
                </draw:g>
              </table:table-cell>
              <table:table-cell office:value-type="float" office:value="889.205">
                <text:p>889.205</text:p>
                <draw:g>
                  <svg:desc>Sheet1.AE3:Sheet1.AE17</svg:desc>
                </draw:g>
              </table:table-cell>
              <table:table-cell office:value-type="float" office:value="926.445">
                <text:p>926.445</text:p>
                <draw:g>
                  <svg:desc>Sheet1.AF3:Sheet1.AF17</svg:desc>
                </draw:g>
              </table:table-cell>
              <table:table-cell office:value-type="float" office:value="885.76">
                <text:p>885.76</text:p>
                <draw:g>
                  <svg:desc>Sheet1.AG3:Sheet1.AG17</svg:desc>
                </draw:g>
              </table:table-cell>
              <table:table-cell office:value-type="float" office:value="1166.83">
                <text:p>1166.83</text:p>
                <draw:g>
                  <svg:desc>Sheet1.AH3:Sheet1.AH17</svg:desc>
                </draw:g>
              </table:table-cell>
              <table:table-cell office:value-type="float" office:value="913.245">
                <text:p>913.245</text:p>
                <draw:g>
                  <svg:desc>Sheet1.AI3:Sheet1.AI17</svg:desc>
                </draw:g>
              </table:table-cell>
              <table:table-cell office:value-type="float" office:value="1061.09">
                <text:p>1061.09</text:p>
                <draw:g>
                  <svg:desc>Sheet1.AJ3:Sheet1.AJ17</svg:desc>
                </draw:g>
              </table:table-cell>
              <table:table-cell office:value-type="float" office:value="817.96">
                <text:p>817.96</text:p>
                <draw:g>
                  <svg:desc>Sheet1.AK3:Sheet1.AK17</svg:desc>
                </draw:g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961.54">
                <text:p>961.54</text:p>
              </table:table-cell>
              <table:table-cell office:value-type="float" office:value="1020.02">
                <text:p>1020.02</text:p>
              </table:table-cell>
              <table:table-cell office:value-type="float" office:value="897.805">
                <text:p>897.805</text:p>
              </table:table-cell>
              <table:table-cell office:value-type="float" office:value="862.795">
                <text:p>862.795</text:p>
              </table:table-cell>
              <table:table-cell office:value-type="float" office:value="892.385">
                <text:p>892.385</text:p>
              </table:table-cell>
              <table:table-cell office:value-type="float" office:value="870.325">
                <text:p>870.325</text:p>
              </table:table-cell>
              <table:table-cell office:value-type="float" office:value="1149.785">
                <text:p>1149.785</text:p>
              </table:table-cell>
              <table:table-cell office:value-type="float" office:value="892.355">
                <text:p>892.355</text:p>
              </table:table-cell>
              <table:table-cell office:value-type="float" office:value="1046.13">
                <text:p>1046.13</text:p>
              </table:table-cell>
              <table:table-cell office:value-type="float" office:value="803.855">
                <text:p>803.85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957.69">
                <text:p>957.69</text:p>
              </table:table-cell>
              <table:table-cell office:value-type="float" office:value="982.255">
                <text:p>982.255</text:p>
              </table:table-cell>
              <table:table-cell office:value-type="float" office:value="883.065">
                <text:p>883.065</text:p>
              </table:table-cell>
              <table:table-cell office:value-type="float" office:value="831.425">
                <text:p>831.425</text:p>
              </table:table-cell>
              <table:table-cell office:value-type="float" office:value="865.685">
                <text:p>865.685</text:p>
              </table:table-cell>
              <table:table-cell office:value-type="float" office:value="861.63">
                <text:p>861.63</text:p>
              </table:table-cell>
              <table:table-cell office:value-type="float" office:value="1091.62">
                <text:p>1091.62</text:p>
              </table:table-cell>
              <table:table-cell office:value-type="float" office:value="892.81">
                <text:p>892.81</text:p>
              </table:table-cell>
              <table:table-cell office:value-type="float" office:value="1004.965">
                <text:p>1004.965</text:p>
              </table:table-cell>
              <table:table-cell office:value-type="float" office:value="809.645">
                <text:p>809.64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965.57">
                <text:p>965.57</text:p>
              </table:table-cell>
              <table:table-cell office:value-type="float" office:value="964.985">
                <text:p>964.985</text:p>
              </table:table-cell>
              <table:table-cell office:value-type="float" office:value="885.555">
                <text:p>885.555</text:p>
              </table:table-cell>
              <table:table-cell office:value-type="float" office:value="831.3">
                <text:p>831.3</text:p>
              </table:table-cell>
              <table:table-cell office:value-type="float" office:value="871.73">
                <text:p>871.73</text:p>
              </table:table-cell>
              <table:table-cell office:value-type="float" office:value="854.81">
                <text:p>854.81</text:p>
              </table:table-cell>
              <table:table-cell office:value-type="float" office:value="1086.135">
                <text:p>1086.135</text:p>
              </table:table-cell>
              <table:table-cell office:value-type="float" office:value="898.52">
                <text:p>898.52</text:p>
              </table:table-cell>
              <table:table-cell office:value-type="float" office:value="1000.315">
                <text:p>1000.315</text:p>
              </table:table-cell>
              <table:table-cell office:value-type="float" office:value="809.645">
                <text:p>809.6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47.97">
                <text:p>947.97</text:p>
              </table:table-cell>
              <table:table-cell office:value-type="float" office:value="964.985">
                <text:p>964.985</text:p>
              </table:table-cell>
              <table:table-cell office:value-type="float" office:value="874.88">
                <text:p>874.88</text:p>
              </table:table-cell>
              <table:table-cell office:value-type="float" office:value="819.46">
                <text:p>819.46</text:p>
              </table:table-cell>
              <table:table-cell office:value-type="float" office:value="859.055">
                <text:p>859.055</text:p>
              </table:table-cell>
              <table:table-cell office:value-type="float" office:value="827.69">
                <text:p>827.69</text:p>
              </table:table-cell>
              <table:table-cell office:value-type="float" office:value="1086.41">
                <text:p>1086.41</text:p>
              </table:table-cell>
              <table:table-cell office:value-type="float" office:value="868.675">
                <text:p>868.675</text:p>
              </table:table-cell>
              <table:table-cell office:value-type="float" office:value="984.145">
                <text:p>984.145</text:p>
              </table:table-cell>
              <table:table-cell office:value-type="float" office:value="805.385">
                <text:p>805.38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908.015">
                <text:p>908.015</text:p>
              </table:table-cell>
              <table:table-cell office:value-type="float" office:value="952.825000000001">
                <text:p>952.825000000001</text:p>
              </table:table-cell>
              <table:table-cell office:value-type="float" office:value="875.635">
                <text:p>875.635</text:p>
              </table:table-cell>
              <table:table-cell office:value-type="float" office:value="812.735">
                <text:p>812.735</text:p>
              </table:table-cell>
              <table:table-cell office:value-type="float" office:value="873.839999999999">
                <text:p>873.839999999999</text:p>
              </table:table-cell>
              <table:table-cell office:value-type="float" office:value="833.11">
                <text:p>833.11</text:p>
              </table:table-cell>
              <table:table-cell office:value-type="float" office:value="1063.785">
                <text:p>1063.785</text:p>
              </table:table-cell>
              <table:table-cell office:value-type="float" office:value="854.055">
                <text:p>854.055</text:p>
              </table:table-cell>
              <table:table-cell office:value-type="float" office:value="971.28">
                <text:p>971.28</text:p>
              </table:table-cell>
              <table:table-cell office:value-type="float" office:value="805.385">
                <text:p>805.38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917.65">
                <text:p>917.65</text:p>
              </table:table-cell>
              <table:table-cell office:value-type="float" office:value="923.655">
                <text:p>923.655</text:p>
              </table:table-cell>
              <table:table-cell office:value-type="float" office:value="864.65">
                <text:p>864.65</text:p>
              </table:table-cell>
              <table:table-cell office:value-type="float" office:value="813.825">
                <text:p>813.825</text:p>
              </table:table-cell>
              <table:table-cell office:value-type="float" office:value="867.37">
                <text:p>867.37</text:p>
              </table:table-cell>
              <table:table-cell office:value-type="float" office:value="825.885">
                <text:p>825.885</text:p>
              </table:table-cell>
              <table:table-cell office:value-type="float" office:value="1059.065">
                <text:p>1059.065</text:p>
              </table:table-cell>
              <table:table-cell office:value-type="float" office:value="854.215">
                <text:p>854.215</text:p>
              </table:table-cell>
              <table:table-cell office:value-type="float" office:value="986.875">
                <text:p>986.875</text:p>
              </table:table-cell>
              <table:table-cell office:value-type="float" office:value="806.209999999999">
                <text:p>806.209999999999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919.28">
                <text:p>919.28</text:p>
              </table:table-cell>
              <table:table-cell office:value-type="float" office:value="906.985000000001">
                <text:p>906.985000000001</text:p>
              </table:table-cell>
              <table:table-cell office:value-type="float" office:value="861.27">
                <text:p>861.27</text:p>
              </table:table-cell>
              <table:table-cell office:value-type="float" office:value="796.805">
                <text:p>796.805</text:p>
              </table:table-cell>
              <table:table-cell office:value-type="float" office:value="872.325">
                <text:p>872.325</text:p>
              </table:table-cell>
              <table:table-cell office:value-type="float" office:value="820.905">
                <text:p>820.905</text:p>
              </table:table-cell>
              <table:table-cell office:value-type="float" office:value="1018.77">
                <text:p>1018.77</text:p>
              </table:table-cell>
              <table:table-cell office:value-type="float" office:value="845.95">
                <text:p>845.95</text:p>
              </table:table-cell>
              <table:table-cell office:value-type="float" office:value="960.11">
                <text:p>960.11</text:p>
              </table:table-cell>
              <table:table-cell office:value-type="float" office:value="791.285">
                <text:p>791.28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920.19">
                <text:p>920.19</text:p>
              </table:table-cell>
              <table:table-cell office:value-type="float" office:value="903.645">
                <text:p>903.645</text:p>
              </table:table-cell>
              <table:table-cell office:value-type="float" office:value="855.315000000001">
                <text:p>855.315000000001</text:p>
              </table:table-cell>
              <table:table-cell office:value-type="float" office:value="799.99">
                <text:p>799.99</text:p>
              </table:table-cell>
              <table:table-cell office:value-type="float" office:value="852.160000000001">
                <text:p>852.160000000001</text:p>
              </table:table-cell>
              <table:table-cell office:value-type="float" office:value="802.244999999999">
                <text:p>802.244999999999</text:p>
              </table:table-cell>
              <table:table-cell office:value-type="float" office:value="1015.19">
                <text:p>1015.19</text:p>
              </table:table-cell>
              <table:table-cell office:value-type="float" office:value="856.135">
                <text:p>856.135</text:p>
              </table:table-cell>
              <table:table-cell office:value-type="float" office:value="956.174999999999">
                <text:p>956.174999999999</text:p>
              </table:table-cell>
              <table:table-cell office:value-type="float" office:value="786.82">
                <text:p>786.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98.890000000001">
                <text:p>898.890000000001</text:p>
              </table:table-cell>
              <table:table-cell office:value-type="float" office:value="898.155">
                <text:p>898.155</text:p>
              </table:table-cell>
              <table:table-cell office:value-type="float" office:value="855.500000000001">
                <text:p>855.500000000001</text:p>
              </table:table-cell>
              <table:table-cell office:value-type="float" office:value="806.955">
                <text:p>806.955</text:p>
              </table:table-cell>
              <table:table-cell office:value-type="float" office:value="855.190000000001">
                <text:p>855.190000000001</text:p>
              </table:table-cell>
              <table:table-cell office:value-type="float" office:value="805.3">
                <text:p>805.3</text:p>
              </table:table-cell>
              <table:table-cell office:value-type="float" office:value="1024.94">
                <text:p>1024.94</text:p>
              </table:table-cell>
              <table:table-cell office:value-type="float" office:value="836.605">
                <text:p>836.605</text:p>
              </table:table-cell>
              <table:table-cell office:value-type="float" office:value="961.03">
                <text:p>961.03</text:p>
              </table:table-cell>
              <table:table-cell office:value-type="float" office:value="788.92">
                <text:p>788.92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895.025">
                <text:p>895.025</text:p>
              </table:table-cell>
              <table:table-cell office:value-type="float" office:value="906.934999999999">
                <text:p>906.934999999999</text:p>
              </table:table-cell>
              <table:table-cell office:value-type="float" office:value="854.525000000001">
                <text:p>854.525000000001</text:p>
              </table:table-cell>
              <table:table-cell office:value-type="float" office:value="810.7">
                <text:p>810.7</text:p>
              </table:table-cell>
              <table:table-cell office:value-type="float" office:value="866.15">
                <text:p>866.15</text:p>
              </table:table-cell>
              <table:table-cell office:value-type="float" office:value="806.995">
                <text:p>806.995</text:p>
              </table:table-cell>
              <table:table-cell office:value-type="float" office:value="1030.965">
                <text:p>1030.965</text:p>
              </table:table-cell>
              <table:table-cell office:value-type="float" office:value="824.105">
                <text:p>824.105</text:p>
              </table:table-cell>
              <table:table-cell office:value-type="float" office:value="954.19">
                <text:p>954.19</text:p>
              </table:table-cell>
              <table:table-cell office:value-type="float" office:value="790.810000000001">
                <text:p>790.810000000001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881.59">
                <text:p>881.59</text:p>
              </table:table-cell>
              <table:table-cell office:value-type="float" office:value="913.745">
                <text:p>913.745</text:p>
              </table:table-cell>
              <table:table-cell office:value-type="float" office:value="840.44">
                <text:p>840.44</text:p>
              </table:table-cell>
              <table:table-cell office:value-type="float" office:value="786.97">
                <text:p>786.97</text:p>
              </table:table-cell>
              <table:table-cell office:value-type="float" office:value="836.24">
                <text:p>836.24</text:p>
              </table:table-cell>
              <table:table-cell office:value-type="float" office:value="819.36">
                <text:p>819.36</text:p>
              </table:table-cell>
              <table:table-cell office:value-type="float" office:value="1031.935">
                <text:p>1031.935</text:p>
              </table:table-cell>
              <table:table-cell office:value-type="float" office:value="822.154999999999">
                <text:p>822.154999999999</text:p>
              </table:table-cell>
              <table:table-cell office:value-type="float" office:value="936.925">
                <text:p>936.925</text:p>
              </table:table-cell>
              <table:table-cell office:value-type="float" office:value="796.640000000001">
                <text:p>796.640000000001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879.165000000001">
                <text:p>879.165000000001</text:p>
              </table:table-cell>
              <table:table-cell office:value-type="float" office:value="906.86">
                <text:p>906.86</text:p>
              </table:table-cell>
              <table:table-cell office:value-type="float" office:value="838.155">
                <text:p>838.155</text:p>
              </table:table-cell>
              <table:table-cell office:value-type="float" office:value="784.375000000001">
                <text:p>784.375000000001</text:p>
              </table:table-cell>
              <table:table-cell office:value-type="float" office:value="836.245">
                <text:p>836.245</text:p>
              </table:table-cell>
              <table:table-cell office:value-type="float" office:value="824.72">
                <text:p>824.72</text:p>
              </table:table-cell>
              <table:table-cell office:value-type="float" office:value="1003.665">
                <text:p>1003.665</text:p>
              </table:table-cell>
              <table:table-cell office:value-type="float" office:value="828.06">
                <text:p>828.06</text:p>
              </table:table-cell>
              <table:table-cell office:value-type="float" office:value="920.095">
                <text:p>920.095</text:p>
              </table:table-cell>
              <table:table-cell office:value-type="float" office:value="797.08">
                <text:p>797.0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865.1">
                <text:p>865.1</text:p>
              </table:table-cell>
              <table:table-cell office:value-type="float" office:value="877.195">
                <text:p>877.195</text:p>
              </table:table-cell>
              <table:table-cell office:value-type="float" office:value="824.675">
                <text:p>824.675</text:p>
              </table:table-cell>
              <table:table-cell office:value-type="float" office:value="795.710000000001">
                <text:p>795.710000000001</text:p>
              </table:table-cell>
              <table:table-cell office:value-type="float" office:value="822.925">
                <text:p>822.925</text:p>
              </table:table-cell>
              <table:table-cell office:value-type="float" office:value="814.27">
                <text:p>814.27</text:p>
              </table:table-cell>
              <table:table-cell office:value-type="float" office:value="1008.515">
                <text:p>1008.515</text:p>
              </table:table-cell>
              <table:table-cell office:value-type="float" office:value="833.395">
                <text:p>833.395</text:p>
              </table:table-cell>
              <table:table-cell office:value-type="float" office:value="918.59">
                <text:p>918.59</text:p>
              </table:table-cell>
              <table:table-cell office:value-type="float" office:value="797.59">
                <text:p>797.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50.695">
                <text:p>850.695</text:p>
              </table:table-cell>
              <table:table-cell office:value-type="float" office:value="863.5">
                <text:p>863.5</text:p>
              </table:table-cell>
              <table:table-cell office:value-type="float" office:value="818.085">
                <text:p>818.085</text:p>
              </table:table-cell>
              <table:table-cell office:value-type="float" office:value="806.185">
                <text:p>806.185</text:p>
              </table:table-cell>
              <table:table-cell office:value-type="float" office:value="816.229999999999">
                <text:p>816.229999999999</text:p>
              </table:table-cell>
              <table:table-cell office:value-type="float" office:value="800.83">
                <text:p>800.83</text:p>
              </table:table-cell>
              <table:table-cell office:value-type="float" office:value="1002.885">
                <text:p>1002.885</text:p>
              </table:table-cell>
              <table:table-cell office:value-type="float" office:value="828.81">
                <text:p>828.81</text:p>
              </table:table-cell>
              <table:table-cell office:value-type="float" office:value="919.45">
                <text:p>919.45</text:p>
              </table:table-cell>
              <table:table-cell office:value-type="float" office:value="793.370000000001">
                <text:p>793.37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